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38545.169" calcext:value-type="float">
            <text:p><text:s/>138,54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38545.169" calcext:value-type="float">
            <text:p><text:s/>138,545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7584373.244" calcext:value-type="float">
            <text:p><text:s/>17,584,373 <text:s/></text:p>
          </table:table-cell>
          <table:table-cell table:style-name="ce42" office:value-type="float" office:value="3077657.081" calcext:value-type="float">
            <text:p><text:s/>3,077,657 <text:s/></text:p>
          </table:table-cell>
          <table:table-cell table:style-name="ce42" office:value-type="float" office:value="14228230.123" calcext:value-type="float">
            <text:p><text:s/>14,228,230 <text:s/></text:p>
          </table:table-cell>
          <table:table-cell table:style-name="ce42" office:value-type="float" office:value="55559.63" calcext:value-type="float">
            <text:p><text:s/>55,560 <text:s/></text:p>
          </table:table-cell>
          <table:table-cell table:style-name="ce42" office:value-type="float" office:value="29115.31" calcext:value-type="float">
            <text:p><text:s/>29,1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811.1" calcext:value-type="float">
            <text:p><text:s/>193,8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02.3" calcext:value-type="float">
            <text:p><text:s/>2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2.3" calcext:value-type="float">
            <text:p><text:s/>2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572821.66073468" calcext:value-type="float">
            <text:p><text:s/>1,572,822 <text:s/></text:p>
          </table:table-cell>
          <table:table-cell table:style-name="ce42" office:value-type="float" office:value="127405.348" calcext:value-type="float">
            <text:p><text:s/>127,405 <text:s/></text:p>
          </table:table-cell>
          <table:table-cell table:style-name="ce42" office:value-type="float" office:value="1411791.22048459" calcext:value-type="float">
            <text:p><text:s/>1,411,7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261.17874990656" calcext:value-type="float">
            <text:p><text:s/>-1,2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886.271" calcext:value-type="float">
            <text:p><text:s/>34,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6149894.4522653" calcext:value-type="float">
            <text:p><text:s/>16,149,894 <text:s/></text:p>
          </table:table-cell>
          <table:table-cell table:style-name="ce43" office:value-type="float" office:value="2950251.733" calcext:value-type="float">
            <text:p><text:s/>2,950,252 <text:s/></text:p>
          </table:table-cell>
          <table:table-cell table:style-name="ce43" office:value-type="float" office:value="12954984.0715154" calcext:value-type="float">
            <text:p><text:s/>12,954,984 <text:s/></text:p>
          </table:table-cell>
          <table:table-cell table:style-name="ce43" office:value-type="float" office:value="55559.63" calcext:value-type="float">
            <text:p><text:s/>55,560 <text:s/></text:p>
          </table:table-cell>
          <table:table-cell table:style-name="ce43" office:value-type="float" office:value="30376.4887499066" calcext:value-type="float">
            <text:p><text:s/>30,37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8722.529" calcext:value-type="float">
            <text:p><text:s/>158,72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63268.21342" calcext:value-type="float">
            <text:p><text:s/>463,268 <text:s/></text:p>
          </table:table-cell>
          <table:table-cell table:style-name="ce43" office:value-type="float" office:value="101897.36" calcext:value-type="float">
            <text:p><text:s/>101,897 <text:s/></text:p>
          </table:table-cell>
          <table:table-cell table:style-name="ce43" office:value-type="float" office:value="248064.45" calcext:value-type="float">
            <text:p><text:s/>248,06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3306.40342" calcext:value-type="float">
            <text:p><text:s/>113,30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818363.6653037" calcext:value-type="float">
            <text:p><text:s/>14,818,364 <text:s/></text:p>
          </table:table-cell>
          <table:table-cell table:style-name="ce42" office:value-type="float" office:value="2848354.373" calcext:value-type="float">
            <text:p><text:s/>2,848,354 <text:s/></text:p>
          </table:table-cell>
          <table:table-cell table:style-name="ce42" office:value-type="float" office:value="9699979.79913984" calcext:value-type="float">
            <text:p><text:s/>9,699,9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76.4887499066" calcext:value-type="float">
            <text:p><text:s/>30,3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3404.477414" calcext:value-type="float">
            <text:p><text:s/>1,853,4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927691.653" calcext:value-type="float">
            <text:p><text:s/>2,927,692 <text:s/></text:p>
          </table:table-cell>
          <table:table-cell table:style-name="ce42" office:value-type="float" office:value="2848354.373" calcext:value-type="float">
            <text:p><text:s/>2,848,354 <text:s/></text:p>
          </table:table-cell>
          <table:table-cell table:style-name="ce42" office:value-type="float" office:value="79337.28" calcext:value-type="float">
            <text:p><text:s/>79,3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175657.469114" calcext:value-type="float">
            <text:p><text:s/>2,175,6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2252.9917" calcext:value-type="float">
            <text:p><text:s/>322,2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53404.477414" calcext:value-type="float">
            <text:p><text:s/>1,853,4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874101.95226532" calcext:value-type="float">
            <text:p><text:s/>7,874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43725.46351541" calcext:value-type="float">
            <text:p><text:s/>7,843,7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76.4887499066" calcext:value-type="float">
            <text:p><text:s/>30,3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840912.59092442" calcext:value-type="float">
            <text:p><text:s/>1,840,9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54664.06392442" calcext:value-type="float">
            <text:p><text:s/>1,454,66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680741.3314" calcext:value-type="float">
            <text:p><text:s/>3,680,7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35471.7" calcext:value-type="float">
            <text:p><text:s/>2,235,4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680741.3314" calcext:value-type="float">
            <text:p><text:s/>3,680,7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35471.7" calcext:value-type="float">
            <text:p><text:s/>2,235,4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71041.5949" calcext:value-type="float">
            <text:p><text:s/>571,04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79952.5246" calcext:value-type="float">
            <text:p><text:s/>279,9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91089.0703" calcext:value-type="float">
            <text:p><text:s/>291,08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7067.85198" calcext:value-type="float">
            <text:p><text:s/>7,06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87.21958" calcext:value-type="float">
            <text:p><text:s/>1,48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970894.45806158" calcext:value-type="float">
            <text:p><text:s/>3,970,8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6939.82237558" calcext:value-type="float">
            <text:p><text:s/>3,006,940 <text:s/></text:p>
          </table:table-cell>
          <table:table-cell table:style-name="ce44" office:value-type="float" office:value="55559.63" calcext:value-type="float">
            <text:p><text:s/>55,56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25996.128586" calcext:value-type="float">
            <text:p><text:s/>425,99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765750.30206158" calcext:value-type="float">
            <text:p><text:s/>3,765,75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6939.82237558" calcext:value-type="float">
            <text:p><text:s/>3,006,94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76411.602586" calcext:value-type="float">
            <text:p><text:s/>276,41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765750.30206158" calcext:value-type="float">
            <text:p><text:s/>3,765,7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6939.82237558" calcext:value-type="float">
            <text:p><text:s/>3,006,9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6411.602586" calcext:value-type="float">
            <text:p><text:s/>276,4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1312.3973905098" calcext:value-type="float">
            <text:p><text:s/>61,3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312.3973905098" calcext:value-type="float">
            <text:p><text:s/>61,3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62153.467235779" calcext:value-type="float">
            <text:p><text:s/>262,1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2153.467235779" calcext:value-type="float">
            <text:p><text:s/>262,1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81628.168753108" calcext:value-type="float">
            <text:p><text:s/>981,6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1628.168753108" calcext:value-type="float">
            <text:p><text:s/>981,6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7592.276041056" calcext:value-type="float">
            <text:p><text:s/>127,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592.276041056" calcext:value-type="float">
            <text:p><text:s/>127,5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400.704" calcext:value-type="float">
            <text:p>( 23,40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3400.704" calcext:value-type="float">
            <text:p>( 23,4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04191.572041056" calcext:value-type="float">
            <text:p>( 104,19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4191.572041056" calcext:value-type="float">
            <text:p>( 104,19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43980.329101445" calcext:value-type="float">
            <text:p><text:s/>343,9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980.329101445" calcext:value-type="float">
            <text:p><text:s/>343,9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10055.563610607" calcext:value-type="float">
            <text:p><text:s/>510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0055.563610607" calcext:value-type="float">
            <text:p><text:s/>510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01845.789" calcext:value-type="float">
            <text:p><text:s/>1,701,8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1845.789" calcext:value-type="float">
            <text:p><text:s/>1,701,8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01268.569" calcext:value-type="float">
            <text:p><text:s/>1,701,2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1268.569" calcext:value-type="float">
            <text:p><text:s/>1,701,2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77.22" calcext:value-type="float">
            <text:p><text:s/>5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7.22" calcext:value-type="float">
            <text:p><text:s/>5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58810.479686" calcext:value-type="float">
            <text:p><text:s/>758,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76411.602586" calcext:value-type="float">
            <text:p><text:s/>276,4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58810.479686" calcext:value-type="float">
            <text:p><text:s/>758,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76411.602586" calcext:value-type="float">
            <text:p><text:s/>276,4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381824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381824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05144.156" calcext:value-type="float">
            <text:p><text:s/>205,1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559.63" calcext:value-type="float">
            <text:p><text:s/>55,5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584.526" calcext:value-type="float">
            <text:p><text:s/>149,5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05144.156" calcext:value-type="float">
            <text:p><text:s/>205,1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559.63" calcext:value-type="float">
            <text:p><text:s/>55,5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584.526" calcext:value-type="float">
            <text:p><text:s/>149,5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0544696.981866" calcext:value-type="float">
            <text:p><text:s/>50,544,6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978139.7531598" calcext:value-type="float">
            <text:p><text:s/>47,978,1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6557.22870615" calcext:value-type="float">
            <text:p><text:s/>2,566,5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196685.552" calcext:value-type="float">
            <text:p><text:s/>41,196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039213.3232939" calcext:value-type="float">
            <text:p><text:s/>41,039,2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472.228706154" calcext:value-type="float">
            <text:p><text:s/>157,4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9348011.429866" calcext:value-type="float">
            <text:p><text:s/>9,348,0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38926.429866" calcext:value-type="float">
            <text:p><text:s/>6,938,9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9085" calcext:value-type="float">
            <text:p><text:s/>2,409,0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56079" calcext:value-type="float">
            <text:p><text:s/>56,079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067273.6521108" calcext:value-type="float">
            <text:p><text:s/>39,067,274 <text:s/></text:p>
          </table:table-cell>
          <table:table-cell table:style-name="ce42" office:value-type="float" office:value="30188781.9" calcext:value-type="float">
            <text:p><text:s/>30,188,7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6705.589164" calcext:value-type="float">
            <text:p><text:s/>936,7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8903.88067469" calcext:value-type="float">
            <text:p><text:s/>1,728,9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1.830543" calcext:value-type="float">
            <text:p><text:s/>1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80467" calcext:value-type="float">
            <text:p><text:s/>2,380,4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5669.6" calcext:value-type="float">
            <text:p><text:s/>1,295,6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8671.728450785" calcext:value-type="float">
            <text:p><text:s/>838,672 <text:s/></text:p>
          </table:table-cell>
          <table:table-cell table:style-name="ce42" office:value-type="float" office:value="-160403.4" calcext:value-type="float">
            <text:p><text:s/>-160,4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27.5637595" calcext:value-type="float">
            <text:p><text:s/>6,0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879640.4429853" calcext:value-type="float">
            <text:p><text:s/>32,879,640 <text:s/></text:p>
          </table:table-cell>
          <table:table-cell table:style-name="ce43" office:value-type="float" office:value="30405264.3" calcext:value-type="float">
            <text:p><text:s/>30,405,26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30556.1948615" calcext:value-type="float">
            <text:p><text:s/>930,5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3256.895423" calcext:value-type="float">
            <text:p><text:s/>2,283,2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4.829423" calcext:value-type="float">
            <text:p><text:s/>31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0968" calcext:value-type="float">
            <text:p><text:s/>100,968 <text:s/></text:p>
          </table:table-cell>
          <table:table-cell table:style-name="ce42" office:value-type="float" office:value="236871.558" calcext:value-type="float">
            <text:p><text:s/>236,872 <text:s/></text:p>
          </table:table-cell>
          <table:table-cell table:style-name="ce42" office:value-type="float" office:value="48408.969" calcext:value-type="float">
            <text:p><text:s/>48,409 <text:s/></text:p>
          </table:table-cell>
          <table:table-cell table:style-name="ce42" office:value-type="float" office:value="37320054.1442619" calcext:value-type="float">
            <text:p><text:s/>37,320,054 <text:s/></text:p>
          </table:table-cell>
          <table:table-cell table:style-name="ce42" office:value-type="float" office:value="30405264.3" calcext:value-type="float">
            <text:p><text:s/>30,405,2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405264.3" calcext:value-type="float">
            <text:p><text:s/>30,405,2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71624.36" calcext:value-type="float">
            <text:p><text:s/>6,471,6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0968" calcext:value-type="float">
            <text:p><text:s/>100,968 <text:s/></text:p>
          </table:table-cell>
          <table:table-cell table:style-name="ce43" office:value-type="float" office:value="236871.558" calcext:value-type="float">
            <text:p><text:s/>236,872 <text:s/></text:p>
          </table:table-cell>
          <table:table-cell table:style-name="ce43" office:value-type="float" office:value="48408.969" calcext:value-type="float">
            <text:p><text:s/>48,409 <text:s/></text:p>
          </table:table-cell>
          <table:table-cell table:style-name="ce43" office:value-type="float" office:value="443165.484261898" calcext:value-type="float">
            <text:p><text:s/>443,16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98019.94" calcext:value-type="float">
            <text:p><text:s/>598,020 <text:s/></text:p>
          </table:table-cell>
          <table:table-cell table:style-name="ce42" office:value-type="float" office:value="740580.0675" calcext:value-type="float">
            <text:p><text:s/>740,580 <text:s/></text:p>
          </table:table-cell>
          <table:table-cell table:style-name="ce42" office:value-type="float" office:value="106669.6239" calcext:value-type="float">
            <text:p><text:s/>106,670 <text:s/></text:p>
          </table:table-cell>
          <table:table-cell table:style-name="ce42" office:value-type="float" office:value="33074758.947467" calcext:value-type="float">
            <text:p><text:s/>33,074,75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4596.5" calcext:value-type="float">
            <text:p><text:s/>1,064,597 <text:s/></text:p>
          </table:table-cell>
          <table:table-cell table:style-name="ce42" office:value-type="float" office:value="873282.538467" calcext:value-type="float">
            <text:p><text:s/>873,2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98019.94" calcext:value-type="float">
            <text:p><text:s/>598,020 <text:s/></text:p>
          </table:table-cell>
          <table:table-cell table:style-name="ce42" office:value-type="float" office:value="740580.0675" calcext:value-type="float">
            <text:p><text:s/>740,580 <text:s/></text:p>
          </table:table-cell>
          <table:table-cell table:style-name="ce42" office:value-type="float" office:value="106669.6239" calcext:value-type="float">
            <text:p><text:s/>106,670 <text:s/></text:p>
          </table:table-cell>
          <table:table-cell table:style-name="ce42" office:value-type="float" office:value="31941772.8290086" calcext:value-type="float">
            <text:p><text:s/>31,941,7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4596.5" calcext:value-type="float">
            <text:p><text:s/>1,064,597 <text:s/></text:p>
          </table:table-cell>
          <table:table-cell table:style-name="ce42" office:value-type="float" office:value="826595.7916086" calcext:value-type="float">
            <text:p><text:s/>826,5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32986.1184584" calcext:value-type="float">
            <text:p><text:s/>1,132,98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6686.7468584" calcext:value-type="float">
            <text:p><text:s/>46,68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72673.76" calcext:value-type="float">
            <text:p><text:s/>172,674 <text:s/></text:p>
          </table:table-cell>
          <table:table-cell table:style-name="ce42" office:value-type="float" office:value="367748.1948" calcext:value-type="float">
            <text:p><text:s/>367,748 <text:s/></text:p>
          </table:table-cell>
          <table:table-cell table:style-name="ce42" office:value-type="float" office:value="30619.6401" calcext:value-type="float">
            <text:p><text:s/>30,620 <text:s/></text:p>
          </table:table-cell>
          <table:table-cell table:style-name="ce42" office:value-type="float" office:value="1674534.523017" calcext:value-type="float">
            <text:p><text:s/>1,674,5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4596.5" calcext:value-type="float">
            <text:p><text:s/>1,064,597 <text:s/></text:p>
          </table:table-cell>
          <table:table-cell table:style-name="ce42" office:value-type="float" office:value="17504.998416" calcext:value-type="float">
            <text:p><text:s/>17,5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.28" calcext:value-type="float">
            <text:p><text:s/>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9676.08" calcext:value-type="float">
            <text:p><text:s/>99,676 <text:s/></text:p>
          </table:table-cell>
          <table:table-cell table:style-name="ce42" office:value-type="float" office:value="149656.8045" calcext:value-type="float">
            <text:p><text:s/>149,657 <text:s/></text:p>
          </table:table-cell>
          <table:table-cell table:style-name="ce42" office:value-type="float" office:value="30619.6401" calcext:value-type="float">
            <text:p><text:s/>30,620 <text:s/></text:p>
          </table:table-cell>
          <table:table-cell table:style-name="ce42" office:value-type="float" office:value="8334.52" calcext:value-type="float">
            <text:p><text:s/>8,3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2997.68" calcext:value-type="float">
            <text:p><text:s/>72,998 <text:s/></text:p>
          </table:table-cell>
          <table:table-cell table:style-name="ce42" office:value-type="float" office:value="218091.3903" calcext:value-type="float">
            <text:p><text:s/>218,0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.4" calcext:value-type="float">
            <text:p><text:s/>2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5827.553017" calcext:value-type="float">
            <text:p><text:s/>1,665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4596.5" calcext:value-type="float">
            <text:p><text:s/>1,064,597 <text:s/></text:p>
          </table:table-cell>
          <table:table-cell table:style-name="ce42" office:value-type="float" office:value="17504.998416" calcext:value-type="float">
            <text:p><text:s/>17,5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.37" calcext:value-type="float">
            <text:p><text:s/>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.4" calcext:value-type="float">
            <text:p><text:s/>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5.2" calcext:value-type="float">
            <text:p><text:s/>25 <text:s/></text:p>
          </table:table-cell>
          <table:table-cell table:style-name="ce44" office:value-type="float" office:value="4632.7071" calcext:value-type="float">
            <text:p><text:s/>4,633 <text:s/></text:p>
          </table:table-cell>
          <table:table-cell table:style-name="ce44" office:value-type="float" office:value="922.7253" calcext:value-type="float">
            <text:p><text:s/>92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24352.98" calcext:value-type="float">
            <text:p><text:s/>324,353 <text:s/></text:p>
          </table:table-cell>
          <table:table-cell table:style-name="ce44" office:value-type="float" office:value="131327.6076" calcext:value-type="float">
            <text:p><text:s/>131,328 <text:s/></text:p>
          </table:table-cell>
          <table:table-cell table:style-name="ce44" office:value-type="float" office:value="26718.2895" calcext:value-type="float">
            <text:p><text:s/>26,718 <text:s/></text:p>
          </table:table-cell>
          <table:table-cell table:style-name="ce44" office:value-type="float" office:value="24676553.8277504" calcext:value-type="float">
            <text:p><text:s/>24,676,55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786018.9054895" calcext:value-type="float">
            <text:p><text:s/>1,786,01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24352.98" calcext:value-type="float">
            <text:p><text:s/>324,353 <text:s/></text:p>
          </table:table-cell>
          <table:table-cell table:style-name="ce44" office:value-type="float" office:value="131327.6076" calcext:value-type="float">
            <text:p><text:s/>131,328 <text:s/></text:p>
          </table:table-cell>
          <table:table-cell table:style-name="ce44" office:value-type="float" office:value="26718.2895" calcext:value-type="float">
            <text:p><text:s/>26,718 <text:s/></text:p>
          </table:table-cell>
          <table:table-cell table:style-name="ce44" office:value-type="float" office:value="18506689.1254266" calcext:value-type="float">
            <text:p><text:s/>18,506,68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786018.9054895" calcext:value-type="float">
            <text:p><text:s/>1,786,0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24352.98" calcext:value-type="float">
            <text:p><text:s/>324,353 <text:s/></text:p>
          </table:table-cell>
          <table:table-cell table:style-name="ce42" office:value-type="float" office:value="131327.6076" calcext:value-type="float">
            <text:p><text:s/>131,328 <text:s/></text:p>
          </table:table-cell>
          <table:table-cell table:style-name="ce42" office:value-type="float" office:value="26718.2895" calcext:value-type="float">
            <text:p><text:s/>26,718 <text:s/></text:p>
          </table:table-cell>
          <table:table-cell table:style-name="ce42" office:value-type="float" office:value="5992894.17432454" calcext:value-type="float">
            <text:p><text:s/>5,992,8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9546.462685" calcext:value-type="float">
            <text:p><text:s/>539,5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80.46" calcext:value-type="float">
            <text:p><text:s/>28,0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453.67722501" calcext:value-type="float">
            <text:p><text:s/>415,4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01.906065" calcext:value-type="float">
            <text:p><text:s/>10,8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3624.68791199" calcext:value-type="float">
            <text:p><text:s/>1,043,6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62.670934" calcext:value-type="float">
            <text:p><text:s/>7,1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68.087704" calcext:value-type="float">
            <text:p><text:s/>34,3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5.647704" calcext:value-type="float">
            <text:p><text:s/>3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36.62656" calcext:value-type="float">
            <text:p><text:s/>9,9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5.98656" calcext:value-type="float">
            <text:p><text:s/>2,3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025.939380016" calcext:value-type="float">
            <text:p><text:s/>456,0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23.859373" calcext:value-type="float">
            <text:p><text:s/>5,9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71.03745" calcext:value-type="float">
            <text:p><text:s/>11,0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624.63745" calcext:value-type="float">
            <text:p><text:s/>8,6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4765.40399712" calcext:value-type="float">
            <text:p><text:s/>1,394,7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5.304252" calcext:value-type="float">
            <text:p><text:s/>3,5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2304.71770888" calcext:value-type="float">
            <text:p><text:s/>1,372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5.304252" calcext:value-type="float">
            <text:p><text:s/>3,5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59549.02181452" calcext:value-type="float">
            <text:p>( 1,259,54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575.304252" calcext:value-type="float">
            <text:p>( 3,57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2755.695894364" calcext:value-type="float">
            <text:p>( 112,75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60.68630987" calcext:value-type="float">
            <text:p><text:s/>22,4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216292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605.544121" calcext:value-type="float">
            <text:p><text:s/>139,6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67.284121" calcext:value-type="float">
            <text:p><text:s/>5,9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966.4942146" calcext:value-type="float">
            <text:p><text:s/>82,9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61.15929" calcext:value-type="float">
            <text:p><text:s/>4,86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33265.00739632" calcext:value-type="float">
            <text:p><text:s/>233,26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3008.839695" calcext:value-type="float">
            <text:p><text:s/>33,0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7755.060037" calcext:value-type="float">
            <text:p><text:s/>717,7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9174.620037" calcext:value-type="float">
            <text:p><text:s/>159,1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203.340115" calcext:value-type="float">
            <text:p><text:s/>139,2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80.390115" calcext:value-type="float">
            <text:p><text:s/>2,7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551.719922" calcext:value-type="float">
            <text:p><text:s/>578,5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6394.229922" calcext:value-type="float">
            <text:p><text:s/>156,3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6898.128764" calcext:value-type="float">
            <text:p>( 76,89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6895.578764" calcext:value-type="float">
            <text:p>( 76,89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231.426785" calcext:value-type="float">
            <text:p>( 7,23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231.426785" calcext:value-type="float">
            <text:p>( 7,2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24352.98" calcext:value-type="float">
            <text:p><text:s/>324,353 <text:s/></text:p>
          </table:table-cell>
          <table:table-cell table:style-name="ce42" office:value-type="float" office:value="131327.6076" calcext:value-type="float">
            <text:p><text:s/>131,328 <text:s/></text:p>
          </table:table-cell>
          <table:table-cell table:style-name="ce42" office:value-type="float" office:value="26718.2895" calcext:value-type="float">
            <text:p><text:s/>26,718 <text:s/></text:p>
          </table:table-cell>
          <table:table-cell table:style-name="ce42" office:value-type="float" office:value="806961.182355" calcext:value-type="float">
            <text:p><text:s/>806,9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364.067555" calcext:value-type="float">
            <text:p><text:s/>58,3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24352.98" calcext:value-type="float">
            <text:p><text:s/>324,353 <text:s/></text:p>
          </table:table-cell>
          <table:table-cell table:style-name="ce42" office:value-type="float" office:value="131327.6076" calcext:value-type="float">
            <text:p><text:s/>131,328 <text:s/></text:p>
          </table:table-cell>
          <table:table-cell table:style-name="ce42" office:value-type="float" office:value="26718.2895" calcext:value-type="float">
            <text:p><text:s/>26,718 <text:s/></text:p>
          </table:table-cell>
          <table:table-cell table:style-name="ce42" office:value-type="float" office:value="715338.908945" calcext:value-type="float">
            <text:p><text:s/>715,3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427.234145" calcext:value-type="float">
            <text:p><text:s/>40,4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622.27341" calcext:value-type="float">
            <text:p><text:s/>91,6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36.83341" calcext:value-type="float">
            <text:p><text:s/>17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1" calcext:value-type="float">
            <text:p>( 35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106.065417" calcext:value-type="float">
            <text:p><text:s/>115,1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377.655417" calcext:value-type="float">
            <text:p><text:s/>45,37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770.743032" calcext:value-type="float">
            <text:p><text:s/>21,77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923.933032" calcext:value-type="float">
            <text:p><text:s/>2,9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408.3005995028" calcext:value-type="float">
            <text:p><text:s/>72,4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10.940611" calcext:value-type="float">
            <text:p><text:s/>11,3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723.829067" calcext:value-type="float">
            <text:p><text:s/>62,7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916.229067" calcext:value-type="float">
            <text:p><text:s/>21,9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907.601522" calcext:value-type="float">
            <text:p><text:s/>182,9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841.721522" calcext:value-type="float">
            <text:p><text:s/>157,8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.2363349728" calcext:value-type="float">
            <text:p><text:s/>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032.19" calcext:value-type="float">
            <text:p><text:s/>164,0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93015.9987545" calcext:value-type="float">
            <text:p><text:s/>9,693,0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238754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171.9" calcext:value-type="float">
            <text:p><text:s/>285,1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83620.4587545" calcext:value-type="float">
            <text:p><text:s/>9,083,6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238754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050.72" calcext:value-type="float">
            <text:p><text:s/>45,0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172.92" calcext:value-type="float">
            <text:p><text:s/>279,1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0909.94" calcext:value-type="float">
            <text:p><text:s/>890,9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2.3" calcext:value-type="float">
            <text:p><text:s/>1,9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88937.64" calcext:value-type="float">
            <text:p><text:s/>888,93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2928.60829756" calcext:value-type="float">
            <text:p><text:s/>682,9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059.3" calcext:value-type="float">
            <text:p><text:s/>171,0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1.22" calcext:value-type="float">
            <text:p><text:s/>3,4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06" calcext:value-type="float">
            <text:p><text:s/>6,0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4.64" calcext:value-type="float">
            <text:p><text:s/>6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1.28" calcext:value-type="float">
            <text:p><text:s/>1,2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7655.49829756" calcext:value-type="float">
            <text:p><text:s/>397,6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2850.67" calcext:value-type="float">
            <text:p><text:s/>102,85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46940.40405" calcext:value-type="float">
            <text:p><text:s/>1,246,94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46471.20405" calcext:value-type="float">
            <text:p><text:s/>1,246,4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69864.70232377" calcext:value-type="float">
            <text:p><text:s/>6,169,8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69864.70232377" calcext:value-type="float">
            <text:p><text:s/>6,169,8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64175.28" calcext:value-type="float">
            <text:p>( 3,964,17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029237.315496" calcext:value-type="float">
            <text:p><text:s/>32,029,2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16790.413" calcext:value-type="float">
            <text:p><text:s/>29,316,7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2446.902496" calcext:value-type="float">
            <text:p><text:s/>2,712,4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8925.84" calcext:value-type="float">
            <text:p><text:s/>878,926 <text:s/></text:p>
          </table:table-cell>
          <table:table-cell table:style-name="ce42" office:value-type="float" office:value="1782314.04" calcext:value-type="float">
            <text:p><text:s/>1,782,314 <text:s/></text:p>
          </table:table-cell>
          <table:table-cell table:style-name="ce42" office:value-type="float" office:value="1361465.82" calcext:value-type="float">
            <text:p><text:s/>1,361,4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914.4" calcext:value-type="float">
            <text:p><text:s/>506,9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057.235508715" calcext:value-type="float">
            <text:p><text:s/>119,0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0" calcext:value-type="float">
            <text:p><text:s/>240 <text:s/></text:p>
          </table:table-cell>
          <table:table-cell table:style-name="ce42" office:value-type="float" office:value="1295429.6" calcext:value-type="float">
            <text:p><text:s/>1,295,4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6356.288491285" calcext:value-type="float">
            <text:p><text:s/>576,356 <text:s/></text:p>
          </table:table-cell>
          <table:table-cell table:style-name="ce42" office:value-type="float" office:value="-207192.96" calcext:value-type="float">
            <text:p><text:s/>-207,193 <text:s/></text:p>
          </table:table-cell>
          <table:table-cell table:style-name="ce42" office:value-type="float" office:value="34874.7836326307" calcext:value-type="float">
            <text:p><text:s/>34,875 <text:s/></text:p>
          </table:table-cell>
          <table:table-cell table:style-name="ce42" office:value-type="float" office:value="-205.5" calcext:value-type="float">
            <text:p><text:s/>-206 <text:s/></text:p>
          </table:table-cell>
          <table:table-cell table:style-name="ce42" office:value-type="float" office:value="-53435.0026257943" calcext:value-type="float">
            <text:p><text:s/>-53,435 <text:s/></text:p>
          </table:table-cell>
          <table:table-cell table:style-name="ce42" office:value-type="float" office:value="1588.60262579426" calcext:value-type="float">
            <text:p><text:s/>1,589 <text:s/></text:p>
          </table:table-cell>
          <table:table-cell table:style-name="ce42" office:value-type="float" office:value="306906.95" calcext:value-type="float">
            <text:p><text:s/>306,90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3512.316" calcext:value-type="float">
            <text:p><text:s/>183,512 <text:s/></text:p>
          </table:table-cell>
          <table:table-cell table:style-name="ce43" office:value-type="float" office:value="1989507" calcext:value-type="float">
            <text:p><text:s/>1,989,507 <text:s/></text:p>
          </table:table-cell>
          <table:table-cell table:style-name="ce43" office:value-type="float" office:value="1326591.03636737" calcext:value-type="float">
            <text:p><text:s/>1,326,591 <text:s/></text:p>
          </table:table-cell>
          <table:table-cell table:style-name="ce43" office:value-type="float" office:value="202.5" calcext:value-type="float">
            <text:p><text:s/>203 <text:s/></text:p>
          </table:table-cell>
          <table:table-cell table:style-name="ce43" office:value-type="float" office:value="53195.0026257943" calcext:value-type="float">
            <text:p><text:s/>53,195 <text:s/></text:p>
          </table:table-cell>
          <table:table-cell table:style-name="ce43" office:value-type="float" office:value="-790103.802625794" calcext:value-type="float">
            <text:p><text:s/>-790,104 <text:s/></text:p>
          </table:table-cell>
          <table:table-cell table:style-name="ce43" office:value-type="float" office:value="-306906.95" calcext:value-type="float">
            <text:p><text:s/>-306,9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8553.696" calcext:value-type="float">
            <text:p><text:s/>728,554 <text:s/></text:p>
          </table:table-cell>
          <table:table-cell table:style-name="ce42" office:value-type="float" office:value="1924.26" calcext:value-type="float">
            <text:p><text:s/>1,924 <text:s/></text:p>
          </table:table-cell>
          <table:table-cell table:style-name="ce42" office:value-type="float" office:value="472.47636736917" calcext:value-type="float">
            <text:p><text:s/>472 <text:s/></text:p>
          </table:table-cell>
          <table:table-cell table:style-name="ce42" office:value-type="float" office:value="1245" calcext:value-type="float">
            <text:p><text:s/>1,245 <text:s/></text:p>
          </table:table-cell>
          <table:table-cell table:style-name="ce42" office:value-type="float" office:value="3795.58842144406" calcext:value-type="float">
            <text:p><text:s/>3,796 <text:s/></text:p>
          </table:table-cell>
          <table:table-cell table:style-name="ce42" office:value-type="float" office:value="45175.6115785559" calcext:value-type="float">
            <text:p><text:s/>45,176 <text:s/></text:p>
          </table:table-cell>
          <table:table-cell table:style-name="ce42" office:value-type="float" office:value="58905" calcext:value-type="float">
            <text:p><text:s/>58,90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53664.18" calcext:value-type="float">
            <text:p><text:s/>4,553,664 <text:s/></text:p>
          </table:table-cell>
          <table:table-cell table:style-name="ce42" office:value-type="float" office:value="4233020.22" calcext:value-type="float">
            <text:p><text:s/>4,233,020 <text:s/></text:p>
          </table:table-cell>
          <table:table-cell table:style-name="ce42" office:value-type="float" office:value="3208498.8" calcext:value-type="float">
            <text:p><text:s/>3,208,499 <text:s/></text:p>
          </table:table-cell>
          <table:table-cell table:style-name="ce42" office:value-type="float" office:value="1695.75" calcext:value-type="float">
            <text:p><text:s/>1,696 <text:s/></text:p>
          </table:table-cell>
          <table:table-cell table:style-name="ce42" office:value-type="float" office:value="87564.5857956498" calcext:value-type="float">
            <text:p><text:s/>87,565 <text:s/></text:p>
          </table:table-cell>
          <table:table-cell table:style-name="ce42" office:value-type="float" office:value="1115390.61420435" calcext:value-type="float">
            <text:p><text:s/>1,115,391 <text:s/></text:p>
          </table:table-cell>
          <table:table-cell table:style-name="ce42" office:value-type="float" office:value="397000.15" calcext:value-type="float">
            <text:p><text:s/>397,0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53664.18" calcext:value-type="float">
            <text:p><text:s/>4,553,664 <text:s/></text:p>
          </table:table-cell>
          <table:table-cell table:style-name="ce42" office:value-type="float" office:value="3207041.8212" calcext:value-type="float">
            <text:p><text:s/>3,207,042 <text:s/></text:p>
          </table:table-cell>
          <table:table-cell table:style-name="ce42" office:value-type="float" office:value="2432391.83635805" calcext:value-type="float">
            <text:p><text:s/>2,432,392 <text:s/></text:p>
          </table:table-cell>
          <table:table-cell table:style-name="ce42" office:value-type="float" office:value="1695.75" calcext:value-type="float">
            <text:p><text:s/>1,696 <text:s/></text:p>
          </table:table-cell>
          <table:table-cell table:style-name="ce42" office:value-type="float" office:value="87564.5857956498" calcext:value-type="float">
            <text:p><text:s/>87,565 <text:s/></text:p>
          </table:table-cell>
          <table:table-cell table:style-name="ce42" office:value-type="float" office:value="1115390.61420435" calcext:value-type="float">
            <text:p><text:s/>1,115,391 <text:s/></text:p>
          </table:table-cell>
          <table:table-cell table:style-name="ce42" office:value-type="float" office:value="397000.15" calcext:value-type="float">
            <text:p><text:s/>397,00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25978.3988" calcext:value-type="float">
            <text:p><text:s/>1,025,978 <text:s/></text:p>
          </table:table-cell>
          <table:table-cell table:style-name="ce43" office:value-type="float" office:value="776106.96364195" calcext:value-type="float">
            <text:p><text:s/>776,10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.52" calcext:value-type="float">
            <text:p><text:s/>27 <text:s/></text:p>
          </table:table-cell>
          <table:table-cell table:style-name="ce42" office:value-type="float" office:value="1758.9" calcext:value-type="float">
            <text:p><text:s/>1,759 <text:s/></text:p>
          </table:table-cell>
          <table:table-cell table:style-name="ce42" office:value-type="float" office:value="1324.44" calcext:value-type="float">
            <text:p><text:s/>1,324 <text:s/></text:p>
          </table:table-cell>
          <table:table-cell table:style-name="ce42" office:value-type="float" office:value="3.75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2.4" calcext:value-type="float">
            <text:p><text:s/>362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.52" calcext:value-type="float">
            <text:p><text:s/>27 <text:s/></text:p>
          </table:table-cell>
          <table:table-cell table:style-name="ce42" office:value-type="float" office:value="1693.38" calcext:value-type="float">
            <text:p><text:s/>1,693 <text:s/></text:p>
          </table:table-cell>
          <table:table-cell table:style-name="ce42" office:value-type="float" office:value="1279.2" calcext:value-type="float">
            <text:p><text:s/>1,279 <text:s/></text:p>
          </table:table-cell>
          <table:table-cell table:style-name="ce42" office:value-type="float" office:value="3.75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2.4" calcext:value-type="float">
            <text:p><text:s/>362 <text:s/></text:p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.52" calcext:value-type="float">
            <text:p><text:s/>66 <text:s/></text:p>
          </table:table-cell>
          <table:table-cell table:style-name="ce42" office:value-type="float" office:value="45.24" calcext:value-type="float">
            <text:p><text:s/>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008596.28" calcext:value-type="float">
            <text:p><text:s/>4,008,596 <text:s/></text:p>
          </table:table-cell>
          <table:table-cell table:style-name="ce44" office:value-type="float" office:value="6218844.06" calcext:value-type="float">
            <text:p><text:s/>6,218,844 <text:s/></text:p>
          </table:table-cell>
          <table:table-cell table:style-name="ce44" office:value-type="float" office:value="4533292.92" calcext:value-type="float">
            <text:p><text:s/>4,533,293 <text:s/></text:p>
          </table:table-cell>
          <table:table-cell table:style-name="ce44" office:value-type="float" office:value="649.5" calcext:value-type="float">
            <text:p><text:s/>650 <text:s/></text:p>
          </table:table-cell>
          <table:table-cell table:style-name="ce44" office:value-type="float" office:value="136964" calcext:value-type="float">
            <text:p><text:s/>136,964 <text:s/></text:p>
          </table:table-cell>
          <table:table-cell table:style-name="ce44" office:value-type="float" office:value="279748.8" calcext:value-type="float">
            <text:p><text:s/>279,749 <text:s/></text:p>
          </table:table-cell>
          <table:table-cell table:style-name="ce44" office:value-type="float" office:value="31181.4" calcext:value-type="float">
            <text:p><text:s/>31,18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4421" calcext:value-type="float">
            <text:p><text:s/>44,421 <text:s/></text:p>
          </table:table-cell>
          <table:table-cell table:style-name="ce44" office:value-type="float" office:value="6218844.06" calcext:value-type="float">
            <text:p><text:s/>6,218,844 <text:s/></text:p>
          </table:table-cell>
          <table:table-cell table:style-name="ce44" office:value-type="float" office:value="4533292.92" calcext:value-type="float">
            <text:p><text:s/>4,533,293 <text:s/></text:p>
          </table:table-cell>
          <table:table-cell table:style-name="ce44" office:value-type="float" office:value="649.5" calcext:value-type="float">
            <text:p><text:s/>650 <text:s/></text:p>
          </table:table-cell>
          <table:table-cell table:style-name="ce44" office:value-type="float" office:value="136964" calcext:value-type="float">
            <text:p><text:s/>136,964 <text:s/></text:p>
          </table:table-cell>
          <table:table-cell table:style-name="ce44" office:value-type="float" office:value="279748.8" calcext:value-type="float">
            <text:p><text:s/>279,749 <text:s/></text:p>
          </table:table-cell>
          <table:table-cell table:style-name="ce44" office:value-type="float" office:value="31181.4" calcext:value-type="float">
            <text:p><text:s/>31,1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21" calcext:value-type="float">
            <text:p><text:s/>44,421 <text:s/></text:p>
          </table:table-cell>
          <table:table-cell table:style-name="ce42" office:value-type="float" office:value="4103.58" calcext:value-type="float">
            <text:p><text:s/>4,104 <text:s/></text:p>
          </table:table-cell>
          <table:table-cell table:style-name="ce42" office:value-type="float" office:value="3791.58" calcext:value-type="float">
            <text:p><text:s/>3,7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36.05" calcext:value-type="float">
            <text:p><text:s/>7,2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82" calcext:value-type="float">
            <text:p><text:s/>15 <text:s/></text:p>
          </table:table-cell>
          <table:table-cell table:style-name="ce42" office:value-type="float" office:value="3.12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.02" calcext:value-type="float">
            <text:p><text:s/>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7.45" calcext:value-type="float">
            <text:p><text:s/>1,0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.9" calcext:value-type="float">
            <text:p><text:s/>43 <text:s/></text:p>
          </table:table-cell>
          <table:table-cell table:style-name="ce42" office:value-type="float" office:value="7.02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.42" calcext:value-type="float">
            <text:p><text:s/>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.65" calcext:value-type="float">
            <text:p><text:s/>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70" calcext:value-type="float">
            <text:p><text:s/>44,070 <text:s/></text:p>
          </table:table-cell>
          <table:table-cell table:style-name="ce42" office:value-type="float" office:value="40.56" calcext:value-type="float">
            <text:p><text:s/>41 <text:s/></text:p>
          </table:table-cell>
          <table:table-cell table:style-name="ce42" office:value-type="float" office:value="32.76" calcext:value-type="float">
            <text:p><text:s/>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.95" calcext:value-type="float">
            <text:p><text:s/>4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70" calcext:value-type="float">
            <text:p><text:s/>44,070 <text:s/></text:p>
          </table:table-cell>
          <table:table-cell table:style-name="ce42" office:value-type="float" office:value="40.56" calcext:value-type="float">
            <text:p><text:s/>41 <text:s/></text:p>
          </table:table-cell>
          <table:table-cell table:style-name="ce42" office:value-type="float" office:value="32.76" calcext:value-type="float">
            <text:p><text:s/>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.95" calcext:value-type="float">
            <text:p><text:s/>4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0.56" calcext:value-type="float">
            <text:p>( 41 <text:s/>)</text:p>
          </table:table-cell>
          <table:table-cell table:style-name="ce45" office:value-type="float" office:value="32.76" calcext:value-type="float">
            <text:p>( 33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98.95" calcext:value-type="float">
            <text:p>( 49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070" calcext:value-type="float">
            <text:p>( 44,07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82" calcext:value-type="float">
            <text:p><text:s/>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.46" calcext:value-type="float">
            <text:p><text:s/>5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.6" calcext:value-type="float">
            <text:p><text:s/>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.75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4.85" calcext:value-type="float">
            <text:p><text:s/>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2.55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" calcext:value-type="float">
            <text:p><text:s/>351 <text:s/></text:p>
          </table:table-cell>
          <table:table-cell table:style-name="ce42" office:value-type="float" office:value="105.3" calcext:value-type="float">
            <text:p><text:s/>105 <text:s/></text:p>
          </table:table-cell>
          <table:table-cell table:style-name="ce42" office:value-type="float" office:value="74.1" calcext:value-type="float">
            <text:p><text:s/>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5.05" calcext:value-type="float">
            <text:p><text:s/>4,9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.3" calcext:value-type="float">
            <text:p><text:s/>105 <text:s/></text:p>
          </table:table-cell>
          <table:table-cell table:style-name="ce42" office:value-type="float" office:value="74.1" calcext:value-type="float">
            <text:p><text:s/>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1.65" calcext:value-type="float">
            <text:p><text:s/>4,9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" calcext:value-type="float">
            <text:p><text:s/>3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51" calcext:value-type="float">
            <text:p>( 3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.35" calcext:value-type="float">
            <text:p><text:s/>9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.8" calcext:value-type="float">
            <text:p><text:s/>47 <text:s/></text:p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" calcext:value-type="float">
            <text:p><text:s/>1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92.52" calcext:value-type="float">
            <text:p><text:s/>3,693 <text:s/></text:p>
          </table:table-cell>
          <table:table-cell table:style-name="ce42" office:value-type="float" office:value="3658.2" calcext:value-type="float">
            <text:p><text:s/>3,6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.2" calcext:value-type="float">
            <text:p><text:s/>3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6" calcext:value-type="float">
            <text:p><text:s/>13 <text:s/></text:p>
          </table:table-cell>
          <table:table-cell table:style-name="ce42" office:value-type="float" office:value="11.7" calcext:value-type="float">
            <text:p><text:s/>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96575.06" calcext:value-type="float">
            <text:p><text:s/>6,196,575 <text:s/></text:p>
          </table:table-cell>
          <table:table-cell table:style-name="ce42" office:value-type="float" office:value="4515377.88" calcext:value-type="float">
            <text:p><text:s/>4,515,378 <text:s/></text:p>
          </table:table-cell>
          <table:table-cell table:style-name="ce42" office:value-type="float" office:value="649.5" calcext:value-type="float">
            <text:p><text:s/>650 <text:s/></text:p>
          </table:table-cell>
          <table:table-cell table:style-name="ce42" office:value-type="float" office:value="5414.4" calcext:value-type="float">
            <text:p><text:s/>5,414 <text:s/></text:p>
          </table:table-cell>
          <table:table-cell table:style-name="ce42" office:value-type="float" office:value="279108" calcext:value-type="float">
            <text:p><text:s/>279,1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9.5" calcext:value-type="float">
            <text:p><text:s/>650 <text:s/></text:p>
          </table:table-cell>
          <table:table-cell table:style-name="ce42" office:value-type="float" office:value="5414.4" calcext:value-type="float">
            <text:p><text:s/>5,414 <text:s/></text:p>
          </table:table-cell>
          <table:table-cell table:style-name="ce42" office:value-type="float" office:value="279108" calcext:value-type="float">
            <text:p><text:s/>279,1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96575.06" calcext:value-type="float">
            <text:p><text:s/>6,196,575 <text:s/></text:p>
          </table:table-cell>
          <table:table-cell table:style-name="ce42" office:value-type="float" office:value="4515377.88" calcext:value-type="float">
            <text:p><text:s/>4,515,3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.4" calcext:value-type="float">
            <text:p><text:s/>23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3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.4" calcext:value-type="float">
            <text:p><text:s/>23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3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42.02" calcext:value-type="float">
            <text:p><text:s/>18,142 <text:s/></text:p>
          </table:table-cell>
          <table:table-cell table:style-name="ce42" office:value-type="float" office:value="14117.22" calcext:value-type="float">
            <text:p><text:s/>14,1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549.6" calcext:value-type="float">
            <text:p><text:s/>131,550 <text:s/></text:p>
          </table:table-cell>
          <table:table-cell table:style-name="ce42" office:value-type="float" office:value="640.8" calcext:value-type="float">
            <text:p><text:s/>641 <text:s/></text:p>
          </table:table-cell>
          <table:table-cell table:style-name="ce42" office:value-type="float" office:value="23460.85" calcext:value-type="float">
            <text:p><text:s/>23,4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730.7" calcext:value-type="float">
            <text:p><text:s/>5,7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9.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16.3" calcext:value-type="float">
            <text:p><text:s/>17,616 <text:s/></text:p>
          </table:table-cell>
          <table:table-cell table:style-name="ce42" office:value-type="float" office:value="13924.56" calcext:value-type="float">
            <text:p><text:s/>13,9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549.6" calcext:value-type="float">
            <text:p><text:s/>131,550 <text:s/></text:p>
          </table:table-cell>
          <table:table-cell table:style-name="ce42" office:value-type="float" office:value="640.8" calcext:value-type="float">
            <text:p><text:s/>641 <text:s/></text:p>
          </table:table-cell>
          <table:table-cell table:style-name="ce42" office:value-type="float" office:value="15036.5" calcext:value-type="float">
            <text:p><text:s/>15,03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9.48" calcext:value-type="float">
            <text:p><text:s/>519 <text:s/></text:p>
          </table:table-cell>
          <table:table-cell table:style-name="ce43" office:value-type="float" office:value="192.66" calcext:value-type="float">
            <text:p><text:s/>19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34.15" calcext:value-type="float">
            <text:p><text:s/>2,63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44" office:value-type="float" office:value="469.2" calcext:value-type="float">
            <text:p><text:s/>4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64175.28" calcext:value-type="float">
            <text:p><text:s/>3,964,1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64175.28" calcext:value-type="float">
            <text:p><text:s/>3,964,1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64175.28" calcext:value-type="float">
            <text:p>( 3,964,17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50521.08" calcext:value-type="float">
            <text:p><text:s/>3,850,5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721.92" calcext:value-type="float">
            <text:p><text:s/>300,722 <text:s/></text:p>
          </table:table-cell>
          <table:table-cell table:style-name="ce42" office:value-type="float" office:value="173493" calcext:value-type="float">
            <text:p><text:s/>173,493 <text:s/></text:p>
          </table:table-cell>
          <table:table-cell table:style-name="ce42" office:value-type="float" office:value="169214.04294675" calcext:value-type="float">
            <text:p><text:s/>169,2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26.44" calcext:value-type="float">
            <text:p><text:s/>12,826 <text:s/></text:p>
          </table:table-cell>
          <table:table-cell table:style-name="ce42" office:value-type="float" office:value="266855.4" calcext:value-type="float">
            <text:p><text:s/>266,8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35448.4" calcext:value-type="float">
            <text:p><text:s/>235,448 <text:s/></text:p>
          </table:table-cell>
          <table:table-cell table:style-name="ce42" office:value-type="float" office:value="895535.36" calcext:value-type="float">
            <text:p><text:s/>895,5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134.4" calcext:value-type="float">
            <text:p><text:s/>177,134 <text:s/></text:p>
          </table:table-cell>
          <table:table-cell table:style-name="ce42" office:value-type="float" office:value="55010" calcext:value-type="float">
            <text:p><text:s/>55,010 <text:s/></text:p>
          </table:table-cell>
          <table:table-cell table:style-name="ce42" office:value-type="float" office:value="53888.1746229791" calcext:value-type="float">
            <text:p><text:s/>53,8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158.28" calcext:value-type="float">
            <text:p><text:s/>39,158 <text:s/></text:p>
          </table:table-cell>
          <table:table-cell table:style-name="ce42" office:value-type="float" office:value="153547.2" calcext:value-type="float">
            <text:p><text:s/>153,5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5606.24" calcext:value-type="float">
            <text:p><text:s/>135,606 <text:s/></text:p>
          </table:table-cell>
          <table:table-cell table:style-name="ce42" office:value-type="float" office:value="2243490.84" calcext:value-type="float">
            <text:p><text:s/>2,243,4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9.92" calcext:value-type="float">
            <text:p><text:s/>1,3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43139.7352" calcext:value-type="float">
            <text:p><text:s/>143,140 <text:s/></text:p>
          </table:table-cell>
          <table:table-cell table:style-name="ce42" office:value-type="float" office:value="246781.72" calcext:value-type="float">
            <text:p><text:s/>246,7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482.88" calcext:value-type="float">
            <text:p><text:s/>63,483 <text:s/></text:p>
          </table:table-cell>
          <table:table-cell table:style-name="ce42" office:value-type="float" office:value="-8151" calcext:value-type="float">
            <text:p><text:s/>-8,151 <text:s/></text:p>
          </table:table-cell>
          <table:table-cell table:style-name="ce42" office:value-type="float" office:value="-877.310000000005" calcext:value-type="float">
            <text:p><text:s/>-8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39341.14" calcext:value-type="float">
            <text:p><text:s/>-39,341 <text:s/></text:p>
          </table:table-cell>
          <table:table-cell table:style-name="ce42" office:value-type="float" office:value="-36005.699" calcext:value-type="float">
            <text:p><text:s/>-36,00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514194.3752" calcext:value-type="float">
            <text:p><text:s/>-514,194 <text:s/></text:p>
          </table:table-cell>
          <table:table-cell table:style-name="ce43" office:value-type="float" office:value="464713.16" calcext:value-type="float">
            <text:p><text:s/>464,7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8734.72" calcext:value-type="float">
            <text:p><text:s/>58,735 <text:s/></text:p>
          </table:table-cell>
          <table:table-cell table:style-name="ce43" office:value-type="float" office:value="126634" calcext:value-type="float">
            <text:p><text:s/>126,634 <text:s/></text:p>
          </table:table-cell>
          <table:table-cell table:style-name="ce43" office:value-type="float" office:value="116203.178323771" calcext:value-type="float">
            <text:p><text:s/>116,20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009.3" calcext:value-type="float">
            <text:p><text:s/>13,009 <text:s/></text:p>
          </table:table-cell>
          <table:table-cell table:style-name="ce43" office:value-type="float" office:value="149313.899" calcext:value-type="float">
            <text:p><text:s/>149,3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4121.68" calcext:value-type="float">
            <text:p><text:s/>24,122 <text:s/></text:p>
          </table:table-cell>
          <table:table-cell table:style-name="ce42" office:value-type="float" office:value="1138733.68" calcext:value-type="float">
            <text:p><text:s/>1,138,7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54.24" calcext:value-type="float">
            <text:p><text:s/>7,5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8.32" calcext:value-type="float">
            <text:p><text:s/>1,2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684.99" calcext:value-type="float">
            <text:p><text:s/>271,6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85819.872055516" calcext:value-type="float">
            <text:p><text:s/>685,820 <text:s/></text:p>
          </table:table-cell>
          <table:table-cell table:style-name="ce42" office:value-type="float" office:value="6228969.97220638" calcext:value-type="float">
            <text:p><text:s/>6,228,9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85644.08" calcext:value-type="float">
            <text:p><text:s/>685,644 <text:s/></text:p>
          </table:table-cell>
          <table:table-cell table:style-name="ce42" office:value-type="float" office:value="5785980.28" calcext:value-type="float">
            <text:p><text:s/>5,785,9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5.792055516" calcext:value-type="float">
            <text:p><text:s/>176 <text:s/></text:p>
          </table:table-cell>
          <table:table-cell table:style-name="ce43" office:value-type="float" office:value="442989.692206382" calcext:value-type="float">
            <text:p><text:s/>442,99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569692.48" calcext:value-type="float">
            <text:p><text:s/>5,569,692 <text:s/></text:p>
          </table:table-cell>
          <table:table-cell table:style-name="ce42" office:value-type="float" office:value="13075214.8" calcext:value-type="float">
            <text:p><text:s/>13,075,2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207.04" calcext:value-type="float">
            <text:p><text:s/>263,207 <text:s/></text:p>
          </table:table-cell>
          <table:table-cell table:style-name="ce42" office:value-type="float" office:value="573494" calcext:value-type="float">
            <text:p><text:s/>573,494 <text:s/></text:p>
          </table:table-cell>
          <table:table-cell table:style-name="ce42" office:value-type="float" office:value="70822.24" calcext:value-type="float">
            <text:p><text:s/>70,8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816.02" calcext:value-type="float">
            <text:p><text:s/>111,816 <text:s/></text:p>
          </table:table-cell>
          <table:table-cell table:style-name="ce42" office:value-type="float" office:value="1084297.829" calcext:value-type="float">
            <text:p><text:s/>1,084,2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542095.9704" calcext:value-type="float">
            <text:p><text:s/>5,542,096 <text:s/></text:p>
          </table:table-cell>
          <table:table-cell table:style-name="ce42" office:value-type="float" office:value="13075214.8" calcext:value-type="float">
            <text:p><text:s/>13,075,2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207.04" calcext:value-type="float">
            <text:p><text:s/>263,207 <text:s/></text:p>
          </table:table-cell>
          <table:table-cell table:style-name="ce42" office:value-type="float" office:value="573494" calcext:value-type="float">
            <text:p><text:s/>573,494 <text:s/></text:p>
          </table:table-cell>
          <table:table-cell table:style-name="ce42" office:value-type="float" office:value="70822.24" calcext:value-type="float">
            <text:p><text:s/>70,8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816.02" calcext:value-type="float">
            <text:p><text:s/>111,816 <text:s/></text:p>
          </table:table-cell>
          <table:table-cell table:style-name="ce42" office:value-type="float" office:value="1051573.3658" calcext:value-type="float">
            <text:p><text:s/>1,051,57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7596.5096" calcext:value-type="float">
            <text:p><text:s/>27,59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32724.4632" calcext:value-type="float">
            <text:p><text:s/>32,7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804.08" calcext:value-type="float">
            <text:p><text:s/>31,804 <text:s/></text:p>
          </table:table-cell>
          <table:table-cell table:style-name="ce42" office:value-type="float" office:value="558470.574601003" calcext:value-type="float">
            <text:p><text:s/>558,4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.28" calcext:value-type="float">
            <text:p><text:s/>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16.16" calcext:value-type="float">
            <text:p><text:s/>116 <text:s/></text:p>
          </table:table-cell>
          <table:table-cell table:style-name="ce42" office:value-type="float" office:value="8218.36" calcext:value-type="float">
            <text:p><text:s/>8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.4" calcext:value-type="float">
            <text:p><text:s/>2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661.52" calcext:value-type="float">
            <text:p><text:s/>31,662 <text:s/></text:p>
          </table:table-cell>
          <table:table-cell table:style-name="ce42" office:value-type="float" office:value="549972.534601003" calcext:value-type="float">
            <text:p><text:s/>549,9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6.4" calcext:value-type="float">
            <text:p><text:s/>26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13752.47274448" calcext:value-type="float">
            <text:p><text:s/>4,313,752 <text:s/></text:p>
          </table:table-cell>
          <table:table-cell table:style-name="ce44" office:value-type="float" office:value="5613753.73319262" calcext:value-type="float">
            <text:p><text:s/>5,613,7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4387.52" calcext:value-type="float">
            <text:p><text:s/>314,388 <text:s/></text:p>
          </table:table-cell>
          <table:table-cell table:style-name="ce44" office:value-type="float" office:value="700128" calcext:value-type="float">
            <text:p><text:s/>700,128 <text:s/></text:p>
          </table:table-cell>
          <table:table-cell table:style-name="ce44" office:value-type="float" office:value="185777.098323771" calcext:value-type="float">
            <text:p><text:s/>185,7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4825.32" calcext:value-type="float">
            <text:p><text:s/>124,825 <text:s/></text:p>
          </table:table-cell>
          <table:table-cell table:style-name="ce44" office:value-type="float" office:value="961926.738" calcext:value-type="float">
            <text:p><text:s/>961,92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13752.47274448" calcext:value-type="float">
            <text:p><text:s/>4,313,752 <text:s/></text:p>
          </table:table-cell>
          <table:table-cell table:style-name="ce44" office:value-type="float" office:value="5613753.73319262" calcext:value-type="float">
            <text:p><text:s/>5,613,754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3118.58" calcext:value-type="float">
            <text:p><text:s/>73,119 <text:s/></text:p>
          </table:table-cell>
          <table:table-cell table:style-name="ce44" office:value-type="float" office:value="8236.674" calcext:value-type="float">
            <text:p><text:s/>8,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1885.018448884" calcext:value-type="float">
            <text:p><text:s/>211,885 <text:s/></text:p>
          </table:table-cell>
          <table:table-cell table:style-name="ce42" office:value-type="float" office:value="5104346.80919066" calcext:value-type="float">
            <text:p><text:s/>5,104,3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118.58" calcext:value-type="float">
            <text:p><text:s/>73,119 <text:s/></text:p>
          </table:table-cell>
          <table:table-cell table:style-name="ce42" office:value-type="float" office:value="8236.674" calcext:value-type="float">
            <text:p><text:s/>8,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5015.44" calcext:value-type="float">
            <text:p><text:s/>15,015 <text:s/></text:p>
          </table:table-cell>
          <table:table-cell table:style-name="ce42" office:value-type="float" office:value="13050.2" calcext:value-type="float">
            <text:p><text:s/>13,0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3885.52" calcext:value-type="float">
            <text:p><text:s/>13,886 <text:s/></text:p>
          </table:table-cell>
          <table:table-cell table:style-name="ce42" office:value-type="float" office:value="389702.78116001" calcext:value-type="float">
            <text:p><text:s/>389,7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131.1754076592" calcext:value-type="float">
            <text:p><text:s/>3,131 <text:s/></text:p>
          </table:table-cell>
          <table:table-cell table:style-name="ce42" office:value-type="float" office:value="1033286.24157033" calcext:value-type="float">
            <text:p><text:s/>1,033,2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73.12" calcext:value-type="float">
            <text:p><text:s/>373 <text:s/></text:p>
          </table:table-cell>
          <table:table-cell table:style-name="ce42" office:value-type="float" office:value="33599.32" calcext:value-type="float">
            <text:p><text:s/>33,5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56.96" calcext:value-type="float">
            <text:p><text:s/>257 <text:s/></text:p>
          </table:table-cell>
          <table:table-cell table:style-name="ce42" office:value-type="float" office:value="7363.68" calcext:value-type="float">
            <text:p><text:s/>7,3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584.039994504" calcext:value-type="float">
            <text:p><text:s/>1,584 <text:s/></text:p>
          </table:table-cell>
          <table:table-cell table:style-name="ce42" office:value-type="float" office:value="448372.970012512" calcext:value-type="float">
            <text:p><text:s/>448,3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22.4" calcext:value-type="float">
            <text:p><text:s/>422 <text:s/></text:p>
          </table:table-cell>
          <table:table-cell table:style-name="ce42" office:value-type="float" office:value="2024" calcext:value-type="float">
            <text:p><text:s/>2,0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9127.2440693088" calcext:value-type="float">
            <text:p><text:s/>59,127 <text:s/></text:p>
          </table:table-cell>
          <table:table-cell table:style-name="ce42" office:value-type="float" office:value="1287453.34567581" calcext:value-type="float">
            <text:p><text:s/>1,287,4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9127.2440693088" calcext:value-type="float">
            <text:p><text:s/>59,127 <text:s/></text:p>
          </table:table-cell>
          <table:table-cell table:style-name="ce42" office:value-type="float" office:value="1264992.65938757" calcext:value-type="float">
            <text:p><text:s/>1,264,9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256.1992693088" calcext:value-type="float">
            <text:p>( 26,256 <text:s/>)</text:p>
          </table:table-cell>
          <table:table-cell table:style-name="ce45" office:value-type="float" office:value="1229178.00829321" calcext:value-type="float">
            <text:p>( 1,229,17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2871.0448" calcext:value-type="float">
            <text:p>( 32,871 <text:s/>)</text:p>
          </table:table-cell>
          <table:table-cell table:style-name="ce45" office:value-type="float" office:value="35814.6510943636" calcext:value-type="float">
            <text:p>( 35,81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60.68630987" calcext:value-type="float">
            <text:p><text:s/>22,4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16292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530.8" calcext:value-type="float">
            <text:p><text:s/>5,531 <text:s/></text:p>
          </table:table-cell>
          <table:table-cell table:style-name="ce42" office:value-type="float" office:value="128103.56" calcext:value-type="float">
            <text:p><text:s/>128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82.48" calcext:value-type="float">
            <text:p><text:s/>282 <text:s/></text:p>
          </table:table-cell>
          <table:table-cell table:style-name="ce42" office:value-type="float" office:value="77808.0349246" calcext:value-type="float">
            <text:p><text:s/>77,8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919.4858452" calcext:value-type="float">
            <text:p><text:s/>1,919 <text:s/></text:p>
          </table:table-cell>
          <table:table-cell table:style-name="ce46" office:value-type="float" office:value="198331.22185612" calcext:value-type="float">
            <text:p><text:s/>198,33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1575.28" calcext:value-type="float">
            <text:p><text:s/>31,575 <text:s/></text:p>
          </table:table-cell>
          <table:table-cell table:style-name="ce42" office:value-type="float" office:value="453835.08" calcext:value-type="float">
            <text:p><text:s/>453,8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118.58" calcext:value-type="float">
            <text:p><text:s/>73,1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4511.52" calcext:value-type="float">
            <text:p><text:s/>24,512 <text:s/></text:p>
          </table:table-cell>
          <table:table-cell table:style-name="ce42" office:value-type="float" office:value="68899.72" calcext:value-type="float">
            <text:p><text:s/>68,9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995.06" calcext:value-type="float">
            <text:p><text:s/>42,9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063.76" calcext:value-type="float">
            <text:p><text:s/>7,064 <text:s/></text:p>
          </table:table-cell>
          <table:table-cell table:style-name="ce42" office:value-type="float" office:value="384935.36" calcext:value-type="float">
            <text:p><text:s/>384,9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23.52" calcext:value-type="float">
            <text:p><text:s/>30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196.34" calcext:value-type="float">
            <text:p><text:s/>10,196 <text:s/></text:p>
          </table:table-cell>
          <table:table-cell table:style-name="ce42" office:value-type="float" office:value="724732.7508" calcext:value-type="float">
            <text:p><text:s/>724,7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236.674" calcext:value-type="float">
            <text:p><text:s/>8,23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217.78" calcext:value-type="float">
            <text:p><text:s/>9,218 <text:s/></text:p>
          </table:table-cell>
          <table:table-cell table:style-name="ce42" office:value-type="float" office:value="652380.2708" calcext:value-type="float">
            <text:p><text:s/>652,3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236.674" calcext:value-type="float">
            <text:p><text:s/>8,23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978.56" calcext:value-type="float">
            <text:p><text:s/>979 <text:s/></text:p>
          </table:table-cell>
          <table:table-cell table:style-name="ce42" office:value-type="float" office:value="72352.48" calcext:value-type="float">
            <text:p><text:s/>72,3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288" calcext:value-type="float">
            <text:p><text:s/>2,288 <text:s/></text:p>
          </table:table-cell>
          <table:table-cell table:style-name="ce42" office:value-type="float" office:value="67342.16" calcext:value-type="float">
            <text:p><text:s/>67,3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517.12" calcext:value-type="float">
            <text:p><text:s/>1,517 <text:s/></text:p>
          </table:table-cell>
          <table:table-cell table:style-name="ce46" office:value-type="float" office:value="17325.44" calcext:value-type="float">
            <text:p><text:s/>17,32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588.5599952832" calcext:value-type="float">
            <text:p><text:s/>6,589 <text:s/></text:p>
          </table:table-cell>
          <table:table-cell table:style-name="ce42" office:value-type="float" office:value="54325.9999932196" calcext:value-type="float">
            <text:p><text:s/>54,3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697.6" calcext:value-type="float">
            <text:p><text:s/>9,698 <text:s/></text:p>
          </table:table-cell>
          <table:table-cell table:style-name="ce42" office:value-type="float" office:value="27033.28" calcext:value-type="float">
            <text:p><text:s/>27,0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074.16" calcext:value-type="float">
            <text:p><text:s/>2,074 <text:s/></text:p>
          </table:table-cell>
          <table:table-cell table:style-name="ce42" office:value-type="float" office:value="22991.72" calcext:value-type="float">
            <text:p><text:s/>22,9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0.0131369288" calcext:value-type="float">
            <text:p><text:s/>60 <text:s/></text:p>
          </table:table-cell>
          <table:table-cell table:style-name="ce42" office:value-type="float" office:value="6.223198044" calcext:value-type="float">
            <text:p><text:s/>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6359.28" calcext:value-type="float">
            <text:p><text:s/>46,359 <text:s/></text:p>
          </table:table-cell>
          <table:table-cell table:style-name="ce42" office:value-type="float" office:value="117658.8" calcext:value-type="float">
            <text:p><text:s/>117,6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019535.2" calcext:value-type="float">
            <text:p><text:s/>3,019,535 <text:s/></text:p>
          </table:table-cell>
          <table:table-cell table:style-name="ce42" office:value-type="float" office:value="191732.6" calcext:value-type="float">
            <text:p><text:s/>191,7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887044.16" calcext:value-type="float">
            <text:p><text:s/>2,887,04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5050.72" calcext:value-type="float">
            <text:p><text:s/>45,05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7440.32" calcext:value-type="float">
            <text:p><text:s/>87,440 <text:s/></text:p>
          </table:table-cell>
          <table:table-cell table:style-name="ce42" office:value-type="float" office:value="191732.6" calcext:value-type="float">
            <text:p><text:s/>191,7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97389.12" calcext:value-type="float">
            <text:p><text:s/>797,389 <text:s/></text:p>
          </table:table-cell>
          <table:table-cell table:style-name="ce42" office:value-type="float" office:value="93482.12" calcext:value-type="float">
            <text:p><text:s/>93,4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936.32" calcext:value-type="float">
            <text:p><text:s/>936 <text:s/></text:p>
          </table:table-cell>
          <table:table-cell table:style-name="ce42" office:value-type="float" office:value="997.28" calcext:value-type="float">
            <text:p><text:s/>9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96452.8" calcext:value-type="float">
            <text:p><text:s/>796,453 <text:s/></text:p>
          </table:table-cell>
          <table:table-cell table:style-name="ce43" office:value-type="float" office:value="92484.84" calcext:value-type="float">
            <text:p><text:s/>92,48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84943.1342956" calcext:value-type="float">
            <text:p><text:s/>284,943 <text:s/></text:p>
          </table:table-cell>
          <table:table-cell table:style-name="ce42" office:value-type="float" office:value="224192.20400196" calcext:value-type="float">
            <text:p><text:s/>224,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0315.2" calcext:value-type="float">
            <text:p><text:s/>60,315 <text:s/></text:p>
          </table:table-cell>
          <table:table-cell table:style-name="ce42" office:value-type="float" office:value="105013.4" calcext:value-type="float">
            <text:p><text:s/>105,0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071.52" calcext:value-type="float">
            <text:p><text:s/>2,072 <text:s/></text:p>
          </table:table-cell>
          <table:table-cell table:style-name="ce42" office:value-type="float" office:value="1320.2" calcext:value-type="float">
            <text:p><text:s/>1,3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006" calcext:value-type="float">
            <text:p><text:s/>6,00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684.64" calcext:value-type="float">
            <text:p><text:s/>68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795.52" calcext:value-type="float">
            <text:p><text:s/>796 <text:s/></text:p>
          </table:table-cell>
          <table:table-cell table:style-name="ce42" office:value-type="float" office:value="419.52" calcext:value-type="float">
            <text:p><text:s/>4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40877.4542956" calcext:value-type="float">
            <text:p><text:s/>140,877 <text:s/></text:p>
          </table:table-cell>
          <table:table-cell table:style-name="ce42" office:value-type="float" office:value="91934.84400196" calcext:value-type="float">
            <text:p><text:s/>91,9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4192.8" calcext:value-type="float">
            <text:p><text:s/>74,193 <text:s/></text:p>
          </table:table-cell>
          <table:table-cell table:style-name="ce43" office:value-type="float" office:value="25504.24" calcext:value-type="float">
            <text:p><text:s/>25,50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4387.52" calcext:value-type="float">
            <text:p><text:s/>314,388 <text:s/></text:p>
          </table:table-cell>
          <table:table-cell table:style-name="ce42" office:value-type="float" office:value="700128" calcext:value-type="float">
            <text:p><text:s/>700,128 <text:s/></text:p>
          </table:table-cell>
          <table:table-cell table:style-name="ce42" office:value-type="float" office:value="185777.098323771" calcext:value-type="float">
            <text:p><text:s/>185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706.74" calcext:value-type="float">
            <text:p><text:s/>51,707 <text:s/></text:p>
          </table:table-cell>
          <table:table-cell table:style-name="ce42" office:value-type="float" office:value="953690.064" calcext:value-type="float">
            <text:p><text:s/>953,69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4387.52" calcext:value-type="float">
            <text:p><text:s/>314,388 <text:s/></text:p>
          </table:table-cell>
          <table:table-cell table:style-name="ce42" office:value-type="float" office:value="700128" calcext:value-type="float">
            <text:p><text:s/>700,128 <text:s/></text:p>
          </table:table-cell>
          <table:table-cell table:style-name="ce42" office:value-type="float" office:value="185777.098323771" calcext:value-type="float">
            <text:p><text:s/>185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706.74" calcext:value-type="float">
            <text:p><text:s/>51,707 <text:s/></text:p>
          </table:table-cell>
          <table:table-cell table:style-name="ce42" office:value-type="float" office:value="953690.064" calcext:value-type="float">
            <text:p><text:s/>953,69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97789.34842772" calcext:value-type="float">
            <text:p><text:s/>3,097,789 <text:s/></text:p>
          </table:table-cell>
          <table:table-cell table:style-name="ce42" office:value-type="float" office:value="28931447.9670683" calcext:value-type="float">
            <text:p><text:s/>28,931,4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097088.30702772" calcext:value-type="float">
            <text:p><text:s/>3,097,088 <text:s/></text:p>
          </table:table-cell>
          <table:table-cell table:style-name="ce42" office:value-type="float" office:value="26219702.1059723" calcext:value-type="float">
            <text:p><text:s/>26,219,7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01.0414" calcext:value-type="float">
            <text:p><text:s/>701 <text:s/></text:p>
          </table:table-cell>
          <table:table-cell table:style-name="ce42" office:value-type="float" office:value="2711745.861096" calcext:value-type="float">
            <text:p><text:s/>2,711,7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53318.4" calcext:value-type="float">
            <text:p><text:s/>753,31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3623.926838379" calcext:value-type="float">
            <text:p><text:s/>173,624 <text:s/></text:p>
          </table:table-cell>
          <table:table-cell table:number-columns-repeated="2" table:style-name="ce41" office:value-type="float" office:value="57477.203686779" calcext:value-type="float">
            <text:p><text:s/>57,477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116146.7231516" calcext:value-type="float">
            <text:p><text:s/>116,14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983248.9" calcext:value-type="float">
            <text:p><text:s/>2,983,2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3248.9" calcext:value-type="float">
            <text:p><text:s/>2,983,2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41970.5" calcext:value-type="float">
            <text:p><text:s/>241,971 <text:s/></text:p>
          </table:table-cell>
          <table:table-cell table:style-name="ce42" office:value-type="float" office:value="152113.6" calcext:value-type="float">
            <text:p><text:s/>152,114 <text:s/></text:p>
          </table:table-cell>
          <table:table-cell table:style-name="ce42" office:value-type="float" office:value="89856.9" calcext:value-type="float">
            <text:p><text:s/>89,8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494596.8" calcext:value-type="float">
            <text:p><text:s/>3,494,597 <text:s/></text:p>
          </table:table-cell>
          <table:table-cell table:style-name="ce43" office:value-type="float" office:value="601204.8" calcext:value-type="float">
            <text:p><text:s/>601,205 <text:s/></text:p>
          </table:table-cell>
          <table:table-cell table:style-name="ce43" office:value-type="float" office:value="2893392" calcext:value-type="float">
            <text:p><text:s/>2,893,392 <text:s/></text:p>
          </table:table-cell>
          <table:table-cell table:style-name="ce43" office:value-type="float" office:value="173623.926838379" calcext:value-type="float">
            <text:p><text:s/>173,624 <text:s/></text:p>
          </table:table-cell>
          <table:table-cell table:number-columns-repeated="2" table:style-name="ce43" office:value-type="float" office:value="57477.203686779" calcext:value-type="float">
            <text:p><text:s/>57,47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6146.7231516" calcext:value-type="float">
            <text:p><text:s/>116,1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906446.5" calcext:value-type="float">
            <text:p><text:s/>2,906,4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6446.5" calcext:value-type="float">
            <text:p><text:s/>2,906,4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48724.80723537" calcext:value-type="float">
            <text:p><text:s/>1,248,725 <text:s/></text:p>
          </table:table-cell>
          <table:table-cell table:style-name="ce42" office:value-type="float" office:value="2240.00777" calcext:value-type="float">
            <text:p><text:s/>2,240 <text:s/></text:p>
          </table:table-cell>
          <table:table-cell table:style-name="ce42" office:value-type="float" office:value="1246484.79946537" calcext:value-type="float">
            <text:p><text:s/>1,246,485 <text:s/></text:p>
          </table:table-cell>
          <table:table-cell table:style-name="ce42" office:value-type="float" office:value="150394.582212884" calcext:value-type="float">
            <text:p><text:s/>150,395 <text:s/></text:p>
          </table:table-cell>
          <table:table-cell table:number-columns-repeated="2" table:style-name="ce42" office:value-type="float" office:value="57477.2036907495" calcext:value-type="float">
            <text:p><text:s/>57,4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917.378522134" calcext:value-type="float">
            <text:p><text:s/>92,9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22341.3" calcext:value-type="float">
            <text:p><text:s/>1,222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2341.3" calcext:value-type="float">
            <text:p><text:s/>1,222,3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6383.507235372" calcext:value-type="float">
            <text:p><text:s/>26,384 <text:s/></text:p>
          </table:table-cell>
          <table:table-cell table:style-name="ce43" office:value-type="float" office:value="2240.00777" calcext:value-type="float">
            <text:p><text:s/>2,240 <text:s/></text:p>
          </table:table-cell>
          <table:table-cell table:style-name="ce43" office:value-type="float" office:value="24143.499465372" calcext:value-type="float">
            <text:p><text:s/>24,143 <text:s/></text:p>
          </table:table-cell>
          <table:table-cell table:style-name="ce43" office:value-type="float" office:value="150394.582212884" calcext:value-type="float">
            <text:p><text:s/>150,395 <text:s/></text:p>
          </table:table-cell>
          <table:table-cell table:number-columns-repeated="2" table:style-name="ce43" office:value-type="float" office:value="57477.2036907495" calcext:value-type="float">
            <text:p><text:s/>57,47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2917.378522134" calcext:value-type="float">
            <text:p><text:s/>92,9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890947.4" calcext:value-type="float">
            <text:p><text:s/>2,890,947 <text:s/></text:p>
          </table:table-cell>
          <table:table-cell table:style-name="ce42" office:value-type="float" office:value="736986.4" calcext:value-type="float">
            <text:p><text:s/>736,986 <text:s/></text:p>
          </table:table-cell>
          <table:table-cell table:style-name="ce42" office:value-type="float" office:value="2153961" calcext:value-type="float">
            <text:p><text:s/>2,153,9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890947.4" calcext:value-type="float">
            <text:p><text:s/>2,890,947 <text:s/></text:p>
          </table:table-cell>
          <table:table-cell table:style-name="ce43" office:value-type="float" office:value="736986.4" calcext:value-type="float">
            <text:p><text:s/>736,986 <text:s/></text:p>
          </table:table-cell>
          <table:table-cell table:style-name="ce43" office:value-type="float" office:value="2153961" calcext:value-type="float">
            <text:p><text:s/>2,153,96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22228.132736991" calcext:value-type="float">
            <text:p><text:s/>722,228 <text:s/></text:p>
          </table:table-cell>
          <table:table-cell table:style-name="ce42" office:value-type="float" office:value="21714.4" calcext:value-type="float">
            <text:p><text:s/>21,714 <text:s/></text:p>
          </table:table-cell>
          <table:table-cell table:style-name="ce42" office:value-type="float" office:value="700513.732736991" calcext:value-type="float">
            <text:p><text:s/>700,5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22228.132736991" calcext:value-type="float">
            <text:p><text:s/>722,228 <text:s/></text:p>
          </table:table-cell>
          <table:table-cell table:style-name="ce42" office:value-type="float" office:value="21714.4" calcext:value-type="float">
            <text:p><text:s/>21,714 <text:s/></text:p>
          </table:table-cell>
          <table:table-cell table:style-name="ce42" office:value-type="float" office:value="700513.732736991" calcext:value-type="float">
            <text:p><text:s/>700,5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508144.76002764" calcext:value-type="float">
            <text:p><text:s/>1,508,145 <text:s/></text:p>
          </table:table-cell>
          <table:table-cell table:style-name="ce44" office:value-type="float" office:value="1314236.79223" calcext:value-type="float">
            <text:p><text:s/>1,314,237 <text:s/></text:p>
          </table:table-cell>
          <table:table-cell table:style-name="ce44" office:value-type="float" office:value="193907.967797637" calcext:value-type="float">
            <text:p><text:s/>193,908 <text:s/></text:p>
          </table:table-cell>
          <table:table-cell table:style-name="ce44" office:value-type="float" office:value="23229.3446254955" calcext:value-type="float">
            <text:p><text:s/>23,229 <text:s/></text:p>
          </table:table-cell>
          <table:table-cell table:number-columns-repeated="2" table:style-name="ce44" office:value-type="float" office:value="-0.000003970515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229.344629466" calcext:value-type="float">
            <text:p><text:s/>23,22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201844.76002764" calcext:value-type="float">
            <text:p><text:s/>1,201,845 <text:s/></text:p>
          </table:table-cell>
          <table:table-cell table:style-name="ce44" office:value-type="float" office:value="1007936.79223" calcext:value-type="float">
            <text:p><text:s/>1,007,937 <text:s/></text:p>
          </table:table-cell>
          <table:table-cell table:style-name="ce44" office:value-type="float" office:value="193907.967797637" calcext:value-type="float">
            <text:p><text:s/>193,908 <text:s/></text:p>
          </table:table-cell>
          <table:table-cell table:style-name="ce44" office:value-type="float" office:value="23229.3446254955" calcext:value-type="float">
            <text:p><text:s/>23,229 <text:s/></text:p>
          </table:table-cell>
          <table:table-cell table:number-columns-repeated="2" table:style-name="ce44" office:value-type="float" office:value="-0.000003970515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229.344629466" calcext:value-type="float">
            <text:p><text:s/>23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09320.960027637" calcext:value-type="float">
            <text:p><text:s/>509,321 <text:s/></text:p>
          </table:table-cell>
          <table:table-cell table:style-name="ce42" office:value-type="float" office:value="357509.59223" calcext:value-type="float">
            <text:p><text:s/>357,510 <text:s/></text:p>
          </table:table-cell>
          <table:table-cell table:style-name="ce42" office:value-type="float" office:value="151811.367797637" calcext:value-type="float">
            <text:p><text:s/>151,811 <text:s/></text:p>
          </table:table-cell>
          <table:table-cell table:style-name="ce42" office:value-type="float" office:value="23229.3446254955" calcext:value-type="float">
            <text:p><text:s/>23,229 <text:s/></text:p>
          </table:table-cell>
          <table:table-cell table:number-columns-repeated="2" table:style-name="ce42" office:value-type="float" office:value="-0.000003970515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29.344629466" calcext:value-type="float">
            <text:p><text:s/>23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.8" calcext:value-type="float">
            <text:p><text:s/>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2987.99223" calcext:value-type="float">
            <text:p><text:s/>12,9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14163.2" calcext:value-type="float">
            <text:p><text:s/>14,1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3970515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866.767797637" calcext:value-type="float">
            <text:p><text:s/>65,8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866.767797637" calcext:value-type="float">
            <text:p><text:s/>65,8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866.767797637" calcext:value-type="float">
            <text:p><text:s/>65,8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866.767797637" calcext:value-type="float">
            <text:p><text:s/>65,8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5866.767797637" calcext:value-type="float">
            <text:p>( 65,86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5866.767797637" calcext:value-type="float">
            <text:p>( 65,86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5023.2" calcext:value-type="float">
            <text:p><text:s/>5,0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409" calcext:value-type="float">
            <text:p><text:s/>5,4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09" calcext:value-type="float">
            <text:p><text:s/>5,4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364.8" calcext:value-type="float">
            <text:p><text:s/>36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7943.5" calcext:value-type="float">
            <text:p><text:s/>277,944 <text:s/></text:p>
          </table:table-cell>
          <table:table-cell table:style-name="ce42" office:value-type="float" office:value="271244.8" calcext:value-type="float">
            <text:p><text:s/>271,245 <text:s/></text:p>
          </table:table-cell>
          <table:table-cell table:style-name="ce42" office:value-type="float" office:value="6698.7" calcext:value-type="float">
            <text:p><text:s/>6,6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77943.5" calcext:value-type="float">
            <text:p><text:s/>277,944 <text:s/></text:p>
          </table:table-cell>
          <table:table-cell table:style-name="ce42" office:value-type="float" office:value="271244.8" calcext:value-type="float">
            <text:p><text:s/>271,245 <text:s/></text:p>
          </table:table-cell>
          <table:table-cell table:style-name="ce42" office:value-type="float" office:value="6698.7" calcext:value-type="float">
            <text:p><text:s/>6,6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36152" calcext:value-type="float">
            <text:p>( 136,15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8236.8" calcext:value-type="float">
            <text:p>( 38,23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1211.6" calcext:value-type="float">
            <text:p><text:s/>71,2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211.6" calcext:value-type="float">
            <text:p><text:s/>71,2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1211.6" calcext:value-type="float">
            <text:p><text:s/>71,2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211.6" calcext:value-type="float">
            <text:p><text:s/>71,2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355" calcext:value-type="float">
            <text:p><text:s/>4,355 <text:s/></text:p>
          </table:table-cell>
          <table:table-cell table:style-name="ce42" office:value-type="float" office:value="2960" calcext:value-type="float">
            <text:p><text:s/>2,960 <text:s/></text:p>
          </table:table-cell>
          <table:table-cell table:style-name="ce42" office:value-type="float" office:value="1395" calcext:value-type="float">
            <text:p><text:s/>1,3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746.4" calcext:value-type="float">
            <text:p><text:s/>1,74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9372.8" calcext:value-type="float">
            <text:p><text:s/>49,373 <text:s/></text:p>
          </table:table-cell>
          <table:table-cell table:style-name="ce42" office:value-type="float" office:value="48847.2" calcext:value-type="float">
            <text:p><text:s/>48,847 <text:s/></text:p>
          </table:table-cell>
          <table:table-cell table:style-name="ce42" office:value-type="float" office:value="525.6" calcext:value-type="float">
            <text:p><text:s/>5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04.7" calcext:value-type="float">
            <text:p><text:s/>7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4.7" calcext:value-type="float">
            <text:p><text:s/>7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71.2" calcext:value-type="float">
            <text:p><text:s/>1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29.344629466" calcext:value-type="float">
            <text:p><text:s/>23,2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29.344629466" calcext:value-type="float">
            <text:p><text:s/>23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37776.6" calcext:value-type="float">
            <text:p><text:s/>137,777 <text:s/></text:p>
          </table:table-cell>
          <table:table-cell table:style-name="ce42" office:value-type="float" office:value="109460.8" calcext:value-type="float">
            <text:p><text:s/>109,461 <text:s/></text:p>
          </table:table-cell>
          <table:table-cell table:style-name="ce42" office:value-type="float" office:value="28315.8" calcext:value-type="float">
            <text:p><text:s/>28,3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15201.7" calcext:value-type="float">
            <text:p><text:s/>115,202 <text:s/></text:p>
          </table:table-cell>
          <table:table-cell table:style-name="ce42" office:value-type="float" office:value="94580" calcext:value-type="float">
            <text:p><text:s/>94,580 <text:s/></text:p>
          </table:table-cell>
          <table:table-cell table:style-name="ce42" office:value-type="float" office:value="20621.7" calcext:value-type="float">
            <text:p><text:s/>20,6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512.2" calcext:value-type="float">
            <text:p><text:s/>19,512 <text:s/></text:p>
          </table:table-cell>
          <table:table-cell table:style-name="ce42" office:value-type="float" office:value="12101.6" calcext:value-type="float">
            <text:p><text:s/>12,102 <text:s/></text:p>
          </table:table-cell>
          <table:table-cell table:style-name="ce42" office:value-type="float" office:value="7410.6" calcext:value-type="float">
            <text:p><text:s/>7,4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062.7" calcext:value-type="float">
            <text:p><text:s/>3,063 <text:s/></text:p>
          </table:table-cell>
          <table:table-cell table:style-name="ce43" office:value-type="float" office:value="2779.2" calcext:value-type="float">
            <text:p><text:s/>2,779 <text:s/></text:p>
          </table:table-cell>
          <table:table-cell table:style-name="ce43" office:value-type="float" office:value="283.5" calcext:value-type="float">
            <text:p><text:s/>28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54747.2" calcext:value-type="float">
            <text:p><text:s/>554,747 <text:s/></text:p>
          </table:table-cell>
          <table:table-cell table:style-name="ce44" office:value-type="float" office:value="540966.4" calcext:value-type="float">
            <text:p><text:s/>540,966 <text:s/></text:p>
          </table:table-cell>
          <table:table-cell table:style-name="ce44" office:value-type="float" office:value="13780.8" calcext:value-type="float">
            <text:p><text:s/>13,78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06300" calcext:value-type="float">
            <text:p><text:s/>306,3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06300" calcext:value-type="float">
            <text:p><text:s/>306,3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844307.590815" calcext:value-type="float">
            <text:p><text:s/>5,844,308 <text:s/></text:p>
          </table:table-cell>
          <table:table-cell table:style-name="ce42" office:value-type="float" office:value="29504" calcext:value-type="float">
            <text:p><text:s/>29,504 <text:s/></text:p>
          </table:table-cell>
          <table:table-cell table:style-name="ce42" office:value-type="float" office:value="5814803.590815" calcext:value-type="float">
            <text:p><text:s/>5,814,804 <text:s/></text:p>
          </table:table-cell>
          <table:table-cell table:style-name="ce42" office:value-type="float" office:value="503467.806824" calcext:value-type="float">
            <text:p><text:s/>503,468 <text:s/></text:p>
          </table:table-cell>
          <table:table-cell table:number-columns-repeated="2" table:style-name="ce42" office:value-type="float" office:value="264185.598824" calcext:value-type="float">
            <text:p><text:s/>264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82.208" calcext:value-type="float">
            <text:p><text:s/>239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548009.73" calcext:value-type="float">
            <text:p><text:s/>5,548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8009.73" calcext:value-type="float">
            <text:p><text:s/>5,548,0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6297.860815" calcext:value-type="float">
            <text:p><text:s/>296,298 <text:s/></text:p>
          </table:table-cell>
          <table:table-cell table:style-name="ce42" office:value-type="float" office:value="29504" calcext:value-type="float">
            <text:p><text:s/>29,504 <text:s/></text:p>
          </table:table-cell>
          <table:table-cell table:style-name="ce42" office:value-type="float" office:value="266793.860815" calcext:value-type="float">
            <text:p><text:s/>266,794 <text:s/></text:p>
          </table:table-cell>
          <table:table-cell table:style-name="ce42" office:value-type="float" office:value="503467.806824" calcext:value-type="float">
            <text:p><text:s/>503,468 <text:s/></text:p>
          </table:table-cell>
          <table:table-cell table:number-columns-repeated="2" table:style-name="ce42" office:value-type="float" office:value="264185.598824" calcext:value-type="float">
            <text:p><text:s/>264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82.208" calcext:value-type="float">
            <text:p><text:s/>239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16193.732172" calcext:value-type="float">
            <text:p><text:s/>416,194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203255.784" calcext:value-type="float">
            <text:p><text:s/>9,203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203255.784" calcext:value-type="float">
            <text:p><text:s/>9,203,256 <text:s/></text:p>
          </table:table-cell>
          <table:table-cell table:style-name="ce43" office:value-type="float" office:value="416193.732172" calcext:value-type="float">
            <text:p><text:s/>416,19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0735.453200974" calcext:value-type="float">
            <text:p><text:s/>30,73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203255.784" calcext:value-type="float">
            <text:p><text:s/>9,203,256 <text:s/></text:p>
          </table:table-cell>
          <table:table-cell table:style-name="ce42" office:value-type="float" office:value="763626.164172" calcext:value-type="float">
            <text:p><text:s/>763,6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203255.784" calcext:value-type="float">
            <text:p><text:s/>9,203,256 <text:s/></text:p>
          </table:table-cell>
          <table:table-cell table:style-name="ce42" office:value-type="float" office:value="763626.164172" calcext:value-type="float">
            <text:p><text:s/>763,6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432.432" calcext:value-type="float">
            <text:p><text:s/>347,4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48036.355918" calcext:value-type="float">
            <text:p><text:s/>11,448,03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432.432" calcext:value-type="float">
            <text:p><text:s/>347,4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48036.355918" calcext:value-type="float">
            <text:p><text:s/>11,448,036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8992.700104" calcext:value-type="float">
            <text:p><text:s/>1,138,99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8.16948" calcext:value-type="float">
            <text:p><text:s/>1,01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.871838" calcext:value-type="float">
            <text:p><text:s/>22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9.668306" calcext:value-type="float">
            <text:p><text:s/>56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9899.19906" calcext:value-type="float">
            <text:p><text:s/>259,89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1323.952992" calcext:value-type="float">
            <text:p><text:s/>441,32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5956.188" calcext:value-type="float">
            <text:p><text:s/>435,95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.650428" calcext:value-type="float">
            <text:p><text:s/>1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78099.945307026" calcext:value-type="float">
            <text:p><text:s/>578,10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700208.257306" calcext:value-type="float">
            <text:p><text:s/>9,700,20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700208.257306" calcext:value-type="float">
            <text:p><text:s/>9,700,2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73586.013486" calcext:value-type="float">
            <text:p><text:s/>5,173,5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67.569906" calcext:value-type="float">
            <text:p><text:s/>16,4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3405.001358" calcext:value-type="float">
            <text:p><text:s/>263,4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8739.088736" calcext:value-type="float">
            <text:p><text:s/>648,7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26.53277" calcext:value-type="float">
            <text:p><text:s/>16,4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119.045858" calcext:value-type="float">
            <text:p><text:s/>50,1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968.681632" calcext:value-type="float">
            <text:p><text:s/>297,9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183.040298" calcext:value-type="float">
            <text:p><text:s/>24,1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1639.189408" calcext:value-type="float">
            <text:p><text:s/>1,031,6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051.289212" calcext:value-type="float">
            <text:p><text:s/>352,0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8967.594856" calcext:value-type="float">
            <text:p>( 128,96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99908.074828" calcext:value-type="float">
            <text:p>( 199,90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175.619528" calcext:value-type="float">
            <text:p>( 23,17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7179.42888" calcext:value-type="float">
            <text:p><text:s/>487,1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408.471316" calcext:value-type="float">
            <text:p><text:s/>192,40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979.778838" calcext:value-type="float">
            <text:p><text:s/>180,9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202.60622" calcext:value-type="float">
            <text:p><text:s/>55,20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36957.445352" calcext:value-type="float">
            <text:p><text:s/>236,9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9081.333942" calcext:value-type="float">
            <text:p><text:s/>409,0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080.154414" calcext:value-type="float">
            <text:p><text:s/>218,0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001.179528" calcext:value-type="float">
            <text:p><text:s/>191,0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4845.277116" calcext:value-type="float">
            <text:p><text:s/>674,8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5729.334352" calcext:value-type="float">
            <text:p><text:s/>645,7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15.942764" calcext:value-type="float">
            <text:p><text:s/>29,1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322.60073" calcext:value-type="float">
            <text:p>( 12,32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5590.478198" calcext:value-type="float">
            <text:p><text:s/>325,59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22876.747196" calcext:value-type="float">
            <text:p><text:s/>122,8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800.01938" calcext:value-type="float">
            <text:p><text:s/>470,8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991.125542" calcext:value-type="float">
            <text:p><text:s/>112,9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146.868504" calcext:value-type="float">
            <text:p><text:s/>99,1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648.187764" calcext:value-type="float">
            <text:p><text:s/>87,6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517.995468" calcext:value-type="float">
            <text:p><text:s/>48,51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76.456886" calcext:value-type="float">
            <text:p><text:s/>19,7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76.456886" calcext:value-type="float">
            <text:p><text:s/>19,7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638.732412" calcext:value-type="float">
            <text:p><text:s/>175,6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55.713492" calcext:value-type="float">
            <text:p><text:s/>34,55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1083.01892" calcext:value-type="float">
            <text:p><text:s/>141,0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2898.940632" calcext:value-type="float">
            <text:p><text:s/>2,152,8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1041.617591521" calcext:value-type="float">
            <text:p><text:s/>251,04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206.644611518" calcext:value-type="float">
            <text:p><text:s/>104,2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450.941744" calcext:value-type="float">
            <text:p><text:s/>28,4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965.644948" calcext:value-type="float">
            <text:p><text:s/>27,9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956.686992" calcext:value-type="float">
            <text:p><text:s/>58,9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595.6058984114" calcext:value-type="float">
            <text:p><text:s/>56,5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78.7286434767" calcext:value-type="float">
            <text:p><text:s/>22,8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9889.843443073" calcext:value-type="float">
            <text:p><text:s/>319,8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053.682418" calcext:value-type="float">
            <text:p><text:s/>265,05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17859.544342" calcext:value-type="float">
            <text:p><text:s/>1,017,860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78308.11389" calcext:value-type="float">
            <text:p><text:s/>2,178,3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315640" calcext:value-type="float">
            <text:p><text:s/>35,315,640 <text:s/></text:p>
          </table:table-cell>
          <table:table-cell table:style-name="ce42" office:value-type="float" office:value="8879374.002" calcext:value-type="float">
            <text:p><text:s/>8,879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315640" calcext:value-type="float">
            <text:p><text:s/>35,315,640 <text:s/></text:p>
          </table:table-cell>
          <table:table-cell table:style-name="ce42" office:value-type="float" office:value="8879374.002" calcext:value-type="float">
            <text:p><text:s/>8,879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9132.8" calcext:value-type="float">
            <text:p><text:s/>49,13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86893.02801038" calcext:value-type="float">
            <text:p><text:s/>1,586,893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838151.5801108" calcext:value-type="float">
            <text:p><text:s/>68,838,152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9106.18067469" calcext:value-type="float">
            <text:p><text:s/>1,729,106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0467" calcext:value-type="float">
            <text:p><text:s/>2,380,467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5669.6" calcext:value-type="float">
            <text:p><text:s/>1,295,670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3463.88918546" calcext:value-type="float">
            <text:p><text:s/>2,653,464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9132.8" calcext:value-type="float">
            <text:p><text:s/>49,13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2366337.938261" calcext:value-type="float">
            <text:p><text:s/>62,366,338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9703.395423" calcext:value-type="float">
            <text:p><text:s/>5,189,703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94003.666620974" calcext:value-type="float">
            <text:p><text:s/>494,004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504419.1471859" calcext:value-type="float">
            <text:p><text:s/>63,504,419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7691.653" calcext:value-type="float">
            <text:p><text:s/>2,927,692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5657.469114" calcext:value-type="float">
            <text:p><text:s/>2,175,657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05264.3" calcext:value-type="float">
            <text:p><text:s/>30,405,26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534949.5604373" calcext:value-type="float">
            <text:p><text:s/>25,534,950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60856.16463457" calcext:value-type="float">
            <text:p><text:s/>2,460,856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41916.466785" calcext:value-type="float">
            <text:p><text:s/>51,441,916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17982.9483266" calcext:value-type="float">
            <text:p><text:s/>47,417,983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23933.5184584" calcext:value-type="float">
            <text:p><text:s/>4,023,934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06796.95075799" calcext:value-type="float">
            <text:p><text:s/>4,106,797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5.44948" calcext:value-type="float">
            <text:p><text:s/>1,095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8509.916438" calcext:value-type="float">
            <text:p><text:s/>288,510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089.0703" calcext:value-type="float">
            <text:p><text:s/>291,089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2.068306" calcext:value-type="float">
            <text:p><text:s/>762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7954.88481399" calcext:value-type="float">
            <text:p><text:s/>2,647,955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390.322992" calcext:value-type="float">
            <text:p><text:s/>441,390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956.188" calcext:value-type="float">
            <text:p><text:s/>435,956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.050428" calcext:value-type="float">
            <text:p><text:s/>39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85167.797287026" calcext:value-type="float">
            <text:p><text:s/>585,168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9132.8" calcext:value-type="float">
            <text:p><text:s/>49,13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928163.4477711" calcext:value-type="float">
            <text:p><text:s/>39,928,163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132.8" calcext:value-type="float">
            <text:p><text:s/>49,13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246854.5894473" calcext:value-type="float">
            <text:p><text:s/>33,246,855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64780.7945253" calcext:value-type="float">
            <text:p><text:s/>15,464,781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548.829906" calcext:value-type="float">
            <text:p><text:s/>44,549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1846.67081301" calcext:value-type="float">
            <text:p><text:s/>691,847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7839.3740385" calcext:value-type="float">
            <text:p><text:s/>1,767,839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94.620474" calcext:value-type="float">
            <text:p><text:s/>50,795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55.672418" calcext:value-type="float">
            <text:p><text:s/>60,056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6148.08824382" calcext:value-type="float">
            <text:p><text:s/>1,016,148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54.077748" calcext:value-type="float">
            <text:p><text:s/>35,25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73899.52995587" calcext:value-type="float">
            <text:p><text:s/>3,473,90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7815.05075958" calcext:value-type="float">
            <text:p><text:s/>1,917,815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11917.32067052" calcext:value-type="float">
            <text:p>( 1,411,917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82722.110561057" calcext:value-type="float">
            <text:p>( 482,722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175.619528" calcext:value-type="float">
            <text:p>( 23,176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3620.444291315" calcext:value-type="float">
            <text:p><text:s/>853,620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2464.034904978" calcext:value-type="float">
            <text:p><text:s/>702,464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5608.522959" calcext:value-type="float">
            <text:p><text:s/>325,60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578.1004346" calcext:value-type="float">
            <text:p><text:s/>143,578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0587.25274832" calcext:value-type="float">
            <text:p><text:s/>470,587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6625.682979" calcext:value-type="float">
            <text:p><text:s/>3,106,62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8552.063529" calcext:value-type="float">
            <text:p><text:s/>2,058,552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8073.61945" calcext:value-type="float">
            <text:p><text:s/>1,048,074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3050.128764" calcext:value-type="float">
            <text:p>( 213,050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45468.226785" calcext:value-type="float">
            <text:p>( 45,468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1828.539157" calcext:value-type="float">
            <text:p><text:s/>2,311,829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1090.322983" calcext:value-type="float">
            <text:p><text:s/>2,191,090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738.216174" calcext:value-type="float">
            <text:p><text:s/>120,738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673.60073" calcext:value-type="float">
            <text:p>( 12,674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5051.543615" calcext:value-type="float">
            <text:p><text:s/>445,052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46393.890228" calcext:value-type="float">
            <text:p><text:s/>146,394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2581.119975685" calcext:value-type="float">
            <text:p><text:s/>592,581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419.654609" calcext:value-type="float">
            <text:p><text:s/>176,420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225.670026" calcext:value-type="float">
            <text:p><text:s/>282,226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943.768728439" calcext:value-type="float">
            <text:p><text:s/>110,944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550.185468" calcext:value-type="float">
            <text:p><text:s/>212,550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12792.4556405" calcext:value-type="float">
            <text:p><text:s/>9,712,792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171.9" calcext:value-type="float">
            <text:p><text:s/>285,172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83620.4587545" calcext:value-type="float">
            <text:p><text:s/>9,083,620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827.176886" calcext:value-type="float">
            <text:p><text:s/>64,827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172.92" calcext:value-type="float">
            <text:p><text:s/>279,173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6548.672412" calcext:value-type="float">
            <text:p><text:s/>1,066,549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528.013492" calcext:value-type="float">
            <text:p><text:s/>36,528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0020.65892" calcext:value-type="float">
            <text:p><text:s/>1,030,021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473.984" calcext:value-type="float">
            <text:p><text:s/>1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5078.13292956" calcext:value-type="float">
            <text:p><text:s/>2,975,078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041.617591521" calcext:value-type="float">
            <text:p><text:s/>251,04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467.644611518" calcext:value-type="float">
            <text:p><text:s/>390,468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02.161744" calcext:value-type="float">
            <text:p><text:s/>31,902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71.644948" calcext:value-type="float">
            <text:p><text:s/>33,972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641.326992" calcext:value-type="float">
            <text:p><text:s/>59,641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816.8858984114" calcext:value-type="float">
            <text:p><text:s/>57,817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78.7286434767" calcext:value-type="float">
            <text:p><text:s/>22,879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889.843443073" calcext:value-type="float">
            <text:p><text:s/>319,890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473.984" calcext:value-type="float">
            <text:p><text:s/>1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3695.36471556" calcext:value-type="float">
            <text:p><text:s/>683,695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23772.914342" calcext:value-type="float">
            <text:p><text:s/>1,123,773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7658.816" calcext:value-type="float">
            <text:p><text:s/>47,65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27654.53394" calcext:value-type="float">
            <text:p><text:s/>4,027,655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81308.85832377" calcext:value-type="float">
            <text:p><text:s/>6,681,309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81308.85832377" calcext:value-type="float">
            <text:p><text:s/>6,681,309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64175.28" calcext:value-type="float">
            <text:p>( 3,964,175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116723.697001" calcext:value-type="float">
            <text:p><text:s/>133,116,724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256499.697" calcext:value-type="float">
            <text:p><text:s/>120,256,50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60224.000001" calcext:value-type="float">
            <text:p><text:s/>12,860,224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